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text:style-name="WW_CharLFO1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number text:level="1" text:style-name="WW_CharLFO3LVL1"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Normal" style:master-page-name="MP0" style:family="paragraph">
      <style:paragraph-properties fo:break-before="page" fo:text-align="center" fo:text-indent="0in"/>
      <style:text-properties style:font-name="Times New Roman" fo:font-weight="bold" style:font-weight-asian="bold" style:font-weight-complex="bold" fo:font-size="12pt" style:font-size-asian="12pt" style:font-size-complex="12pt" fo:language="en" fo:country="US"/>
    </style:style>
    <style:style style:name="P2" style:parent-style-name="StandardWeb" style:family="paragraph">
      <style:paragraph-properties fo:line-height="150%"/>
    </style:style>
    <style:style style:name="T3" style:parent-style-name="DefaultParagraphFont" style:family="text">
      <style:text-properties fo:language="en" fo:country="US"/>
    </style:style>
    <style:style style:name="P4" style:parent-style-name="CommentText" style:family="paragraph">
      <style:paragraph-properties fo:text-align="start" fo:text-indent="0in"/>
    </style:style>
    <style:style style:name="P5" style:parent-style-name="CommentText" style:family="paragraph">
      <style:paragraph-properties fo:text-align="start" fo:text-indent="0in"/>
    </style:style>
    <style:style style:name="T6" style:parent-style-name="CommentReference" style:family="text">
      <style:text-properties style:font-name="Calibri" style:font-name-asian="Calibri" style:letter-kerning="true" style:language-asian="en" style:country-asian="US"/>
    </style:style>
    <style:style style:name="T7" style:parent-style-name="CommentReference" style:family="text">
      <style:text-properties style:font-name="Calibri" style:font-name-asian="Calibri" style:letter-kerning="true" style:language-asian="en" style:country-asian="US"/>
    </style:style>
    <style:style style:name="T8" style:parent-style-name="DefaultParagraphFont" style:family="text">
      <style:text-properties fo:language="en" fo:country="US"/>
    </style:style>
    <style:style style:name="T9" style:parent-style-name="DefaultParagraphFont" style:family="text">
      <style:text-properties fo:language="en" fo:country="US"/>
    </style:style>
    <style:style style:name="P10" style:parent-style-name="CommentText" style:family="paragraph">
      <style:paragraph-properties fo:text-align="start" fo:text-indent="0in"/>
    </style:style>
    <style:style style:name="T11" style:parent-style-name="CommentReference" style:family="text">
      <style:text-properties style:font-name="Calibri" style:font-name-asian="Calibri" style:letter-kerning="true" style:language-asian="en" style:country-asian="US"/>
    </style:style>
    <style:style style:name="T12" style:parent-style-name="DefaultParagraphFont" style:family="text">
      <style:text-properties fo:language="en" fo:country="US"/>
    </style:style>
    <style:style style:name="P13" style:parent-style-name="StandardWeb" style:family="paragraph">
      <style:paragraph-properties fo:line-height="150%" fo:text-indent="0.4916in"/>
    </style:style>
    <style:style style:name="T14" style:parent-style-name="Absatz-Standardschriftart" style:family="text">
      <style:text-properties fo:language="en" fo:country="US"/>
    </style:style>
    <style:style style:name="T15" style:parent-style-name="DefaultParagraphFont" style:family="text">
      <style:text-properties fo:language="en" fo:country="US"/>
    </style:style>
    <style:style style:name="T16" style:parent-style-name="DefaultParagraphFont" style:family="text">
      <style:text-properties fo:language="en" fo:country="US"/>
    </style:style>
    <style:style style:name="P17" style:parent-style-name="CommentText" style:family="paragraph">
      <style:paragraph-properties fo:text-align="start" fo:text-indent="0in"/>
    </style:style>
    <style:style style:name="T18" style:parent-style-name="CommentReference" style:family="text">
      <style:text-properties style:font-name="Calibri" style:font-name-asian="Calibri" style:letter-kerning="true" style:language-asian="en" style:country-asian="US"/>
    </style:style>
    <style:style style:name="T19" style:parent-style-name="DefaultParagraphFont" style:family="text">
      <style:text-properties fo:language="en" fo:country="US"/>
    </style:style>
    <style:style style:name="T20" style:parent-style-name="DefaultParagraphFont" style:family="text">
      <style:text-properties fo:language="en" fo:country="US"/>
    </style:style>
    <style:style style:name="P21" style:parent-style-name="CommentText" style:family="paragraph">
      <style:paragraph-properties fo:text-align="start" fo:text-indent="0in"/>
    </style:style>
    <style:style style:name="T22" style:parent-style-name="CommentReference" style:family="text">
      <style:text-properties style:font-name="Calibri" style:font-name-asian="Calibri" style:letter-kerning="true" style:language-asian="en" style:country-asian="US"/>
    </style:style>
    <style:style style:name="T23" style:parent-style-name="DefaultParagraphFont" style:family="text">
      <style:text-properties fo:language="en" fo:country="US"/>
    </style:style>
    <style:style style:name="T24" style:parent-style-name="Absatz-Standardschriftart" style:family="text">
      <style:text-properties fo:language="en" fo:country="US"/>
    </style:style>
    <style:style style:name="T25" style:parent-style-name="DefaultParagraphFont" style:family="text">
      <style:text-properties fo:language="en" fo:country="US"/>
    </style:style>
    <style:style style:name="P26" style:parent-style-name="Normal" style:family="paragraph">
      <style:paragraph-properties fo:text-align="start" fo:text-indent="0.4916in"/>
    </style:style>
    <style:style style:name="T27" style:parent-style-name="DefaultParagraphFont" style:family="text">
      <style:text-properties style:font-name="Times New Roman" fo:font-size="12pt" style:font-size-asian="12pt" style:font-size-complex="12pt" fo:language="en" fo:country="US"/>
    </style:style>
    <style:style style:name="T28" style:parent-style-name="DefaultParagraphFont" style:family="text">
      <style:text-properties style:font-name="Times New Roman" fo:font-size="12pt" style:font-size-asian="12pt" style:font-size-complex="12pt" fo:language="en" fo:country="US"/>
    </style:style>
    <style:style style:name="P29" style:parent-style-name="CommentText" style:family="paragraph">
      <style:paragraph-properties fo:text-align="start" fo:text-indent="0in"/>
    </style:style>
    <style:style style:name="T30" style:parent-style-name="DefaultParagraphFont" style:family="text">
      <style:text-properties style:font-name="Times New Roman" fo:font-size="12pt" style:font-size-asian="12pt" style:font-size-complex="12pt" fo:language="en" fo:country="US"/>
    </style:style>
    <style:style style:name="P31" style:parent-style-name="Normal" style:family="paragraph">
      <style:paragraph-properties fo:text-align="start" fo:text-indent="0.4916in"/>
    </style:style>
    <style:style style:name="T32" style:parent-style-name="Absatz-Standardschriftart" style:family="text">
      <style:text-properties style:font-name="Times New Roman" fo:font-size="12pt" style:font-size-asian="12pt" style:font-size-complex="12pt" fo:language="en" fo:country="US"/>
    </style:style>
    <style:style style:name="T33" style:parent-style-name="DefaultParagraphFont" style:family="text">
      <style:text-properties style:font-name="Times New Roman" fo:font-size="12pt" style:font-size-asian="12pt" style:font-size-complex="12pt" fo:language="en" fo:country="US"/>
    </style:style>
    <style:style style:name="T34" style:parent-style-name="DefaultParagraphFont" style:family="text">
      <style:text-properties style:font-name="Times New Roman" fo:font-size="12pt" style:font-size-asian="12pt" style:font-size-complex="12pt" fo:language="en" fo:country="US"/>
    </style:style>
    <style:style style:name="P35" style:parent-style-name="CommentText" style:family="paragraph">
      <style:paragraph-properties fo:text-align="start" fo:text-indent="0in"/>
    </style:style>
    <style:style style:name="T36" style:parent-style-name="DefaultParagraphFont" style:family="text">
      <style:text-properties style:font-name="Times New Roman" fo:font-size="12pt" style:font-size-asian="12pt" style:font-size-complex="12pt" fo:language="en" fo:country="US"/>
    </style:style>
    <style:style style:name="P37"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38"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39"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40" style:parent-style-name="Standard" style:family="paragraph">
      <style:paragraph-properties fo:text-align="start" fo:text-indent="0.4916in"/>
    </style:style>
    <style:style style:name="T41" style:parent-style-name="Absatz-Standardschriftart" style:family="text">
      <style:text-properties style:font-name="Times New Roman" fo:font-size="12pt" style:font-size-asian="12pt" style:font-size-complex="12pt" fo:language="en" fo:country="US"/>
    </style:style>
    <style:style style:name="P42"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43" style:parent-style-name="Standard" style:family="paragraph">
      <style:paragraph-properties fo:text-align="start" fo:text-indent="0.4916in"/>
    </style:style>
    <style:style style:name="T44" style:parent-style-name="Absatz-Standardschriftart" style:family="text">
      <style:text-properties style:font-name="Times New Roman" fo:font-size="12pt" style:font-size-asian="12pt" style:font-size-complex="12pt" fo:language="en" fo:country="US"/>
    </style:style>
    <style:style style:name="P45" style:parent-style-name="Standard" style:family="paragraph">
      <style:paragraph-properties fo:text-align="start" fo:text-indent="0.4916in"/>
    </style:style>
    <style:style style:name="T46" style:parent-style-name="Absatz-Standardschriftart" style:family="text">
      <style:text-properties style:font-name="Times New Roman" fo:font-size="12pt" style:font-size-asian="12pt" style:font-size-complex="12pt" fo:language="en" fo:country="US"/>
    </style:style>
    <style:style style:name="T47" style:parent-style-name="Absatz-Standardschriftart" style:family="text">
      <style:text-properties style:font-name="Times New Roman" fo:font-size="12pt" style:font-size-asian="12pt" style:font-size-complex="12pt" fo:language="en" fo:country="US"/>
    </style:style>
    <style:style style:name="P48" style:parent-style-name="Standard" style:family="paragraph">
      <style:paragraph-properties fo:text-align="start" fo:text-indent="0.4916in"/>
    </style:style>
    <style:style style:name="T49" style:parent-style-name="Absatz-Standardschriftart" style:family="text">
      <style:text-properties style:font-name="Times New Roman" fo:font-size="12pt" style:font-size-asian="12pt" style:font-size-complex="12pt" fo:language="en" fo:country="US"/>
    </style:style>
    <style:style style:name="P50" style:parent-style-name="Standard" style:family="paragraph">
      <style:paragraph-properties fo:text-align="start" fo:text-indent="0.4916in"/>
    </style:style>
    <style:style style:name="T51" style:parent-style-name="Absatz-Standardschriftart" style:family="text">
      <style:text-properties style:font-name="Times New Roman" fo:font-size="12pt" style:font-size-asian="12pt" style:font-size-complex="12pt" fo:language="en" fo:country="US"/>
    </style:style>
    <style:style style:name="T52" style:parent-style-name="Absatz-Standardschriftart" style:family="text">
      <style:text-properties style:font-name="Times New Roman" fo:font-size="12pt" style:font-size-asian="12pt" style:font-size-complex="12pt" fo:language="en" fo:country="US"/>
    </style:style>
    <style:style style:name="P53" style:parent-style-name="CommentText" style:family="paragraph">
      <style:paragraph-properties fo:text-align="start" fo:text-indent="0in"/>
    </style:style>
    <style:style style:name="T54" style:parent-style-name="Absatz-Standardschriftart" style:family="text">
      <style:text-properties style:font-name="Times New Roman" fo:font-size="12pt" style:font-size-asian="12pt" style:font-size-complex="12pt" fo:language="en" fo:country="US"/>
    </style:style>
    <style:style style:name="P55" style:parent-style-name="Standard" style:family="paragraph">
      <style:paragraph-properties fo:text-align="start" fo:text-indent="0in"/>
      <style:text-properties fo:language="en" fo:country="US"/>
    </style:style>
    <style:style style:name="P56" style:parent-style-name="Standard" style:family="paragraph">
      <style:paragraph-properties fo:text-align="start" fo:text-indent="0in"/>
    </style:style>
    <style:style style:name="T57"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58" style:parent-style-name="Standard" style:family="paragraph">
      <style:paragraph-properties fo:text-align="start" fo:text-indent="0.4916in"/>
    </style:style>
    <style:style style:name="T59" style:parent-style-name="Absatz-Standardschriftart" style:family="text">
      <style:text-properties style:font-name="Times New Roman" fo:font-size="12pt" style:font-size-asian="12pt" style:font-size-complex="12pt" fo:language="en" fo:country="US"/>
    </style:style>
    <style:style style:name="P60" style:parent-style-name="CommentText" style:family="paragraph">
      <style:paragraph-properties fo:text-align="start" fo:text-indent="0in"/>
    </style:style>
    <style:style style:name="T61"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62" style:parent-style-name="Absatz-Standardschriftart" style:family="text">
      <style:text-properties style:font-name="Times New Roman" fo:font-size="12pt" style:font-size-asian="12pt" style:font-size-complex="12pt" fo:language="en" fo:country="US"/>
    </style:style>
    <style:style style:name="T63"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64" style:parent-style-name="Absatz-Standardschriftart" style:family="text">
      <style:text-properties style:font-name="Times New Roman" fo:font-size="12pt" style:font-size-asian="12pt" style:font-size-complex="12pt" fo:language="en" fo:country="US"/>
    </style:style>
    <style:style style:name="T65"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66" style:parent-style-name="Absatz-Standardschriftart" style:family="text">
      <style:text-properties style:font-name="Times New Roman" fo:font-size="12pt" style:font-size-asian="12pt" style:font-size-complex="12pt" fo:language="en" fo:country="US"/>
    </style:style>
    <style:style style:name="T67"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68" style:parent-style-name="Absatz-Standardschriftart" style:family="text">
      <style:text-properties style:font-name="Times New Roman" fo:font-size="12pt" style:font-size-asian="12pt" style:font-size-complex="12pt" fo:language="en" fo:country="US"/>
    </style:style>
    <style:style style:name="T69"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70" style:parent-style-name="Absatz-Standardschriftart" style:family="text">
      <style:text-properties style:font-name="Times New Roman" fo:font-size="12pt" style:font-size-asian="12pt" style:font-size-complex="12pt" fo:language="en" fo:country="US"/>
    </style:style>
    <style:style style:name="T71" style:parent-style-name="Absatz-Standardschriftart" style:family="text">
      <style:text-properties style:font-name="Times New Roman" fo:font-size="12pt" style:font-size-asian="12pt" style:font-size-complex="12pt" fo:language="en" fo:country="US"/>
    </style:style>
    <style:style style:name="P72" style:parent-style-name="Standard" style:family="paragraph">
      <style:paragraph-properties fo:text-align="start" fo:text-indent="0.4916in"/>
    </style:style>
    <style:style style:name="T73" style:parent-style-name="Absatz-Standardschriftart" style:family="text">
      <style:text-properties style:font-name="Times New Roman" fo:font-size="12pt" style:font-size-asian="12pt" style:font-size-complex="12pt" fo:language="en" fo:country="US"/>
    </style:style>
    <style:style style:name="T74" style:parent-style-name="DefaultParagraphFont" style:family="text">
      <style:text-properties style:font-name="Times New Roman" fo:font-size="12pt" style:font-size-asian="12pt" style:font-size-complex="12pt" fo:language="en" fo:country="US"/>
    </style:style>
    <style:style style:name="T75" style:parent-style-name="Absatz-Standardschriftart" style:family="text">
      <style:text-properties style:font-name="Times New Roman" fo:font-size="12pt" style:font-size-asian="12pt" style:font-size-complex="12pt" fo:language="en" fo:country="US"/>
    </style:style>
    <style:style style:name="P76" style:parent-style-name="Standard" style:family="paragraph">
      <style:paragraph-properties fo:text-align="start" fo:text-indent="0.4916in"/>
    </style:style>
    <style:style style:name="T77" style:parent-style-name="Absatz-Standardschriftart" style:family="text">
      <style:text-properties style:font-name="Times New Roman" fo:font-size="12pt" style:font-size-asian="12pt" style:font-size-complex="12pt" fo:language="en" fo:country="US"/>
    </style:style>
    <style:style style:name="T78" style:parent-style-name="Absatz-Standardschriftart" style:family="text">
      <style:text-properties style:font-name="Times New Roman" fo:font-size="12pt" style:font-size-asian="12pt" style:font-size-complex="12pt" fo:language="en" fo:country="US"/>
    </style:style>
    <style:style style:name="P79" style:parent-style-name="Standard" style:family="paragraph">
      <style:paragraph-properties fo:text-align="start" fo:text-indent="0.4916in"/>
    </style:style>
    <style:style style:name="T80" style:parent-style-name="Absatz-Standardschriftart" style:family="text">
      <style:text-properties style:font-name="Times New Roman" fo:font-size="12pt" style:font-size-asian="12pt" style:font-size-complex="12pt" fo:language="en" fo:country="US"/>
    </style:style>
    <style:style style:name="T81" style:parent-style-name="DefaultParagraphFont" style:family="text">
      <style:text-properties style:font-name="Times New Roman" fo:font-size="12pt" style:font-size-asian="12pt" style:font-size-complex="12pt" fo:language="en" fo:country="US"/>
    </style:style>
    <style:style style:name="T82" style:parent-style-name="Absatz-Standardschriftart" style:family="text">
      <style:text-properties style:font-name="Times New Roman" fo:font-size="12pt" style:font-size-asian="12pt" style:font-size-complex="12pt" fo:language="en" fo:country="US"/>
    </style:style>
    <style:style style:name="T83" style:parent-style-name="DefaultParagraphFont" style:family="text">
      <style:text-properties style:font-name="Times New Roman" fo:font-size="12pt" style:font-size-asian="12pt" style:font-size-complex="12pt" fo:language="en" fo:country="US"/>
    </style:style>
    <style:style style:name="P84" style:parent-style-name="Standard" style:family="paragraph">
      <style:paragraph-properties fo:text-align="start" fo:text-indent="0.4916in"/>
    </style:style>
    <style:style style:name="T85" style:parent-style-name="DefaultParagraphFont" style:family="text">
      <style:text-properties style:font-name="Times New Roman" fo:font-size="12pt" style:font-size-asian="12pt" style:font-size-complex="12pt" fo:language="en" fo:country="US"/>
    </style:style>
    <style:style style:name="P86" style:parent-style-name="CommentText" style:family="paragraph">
      <style:paragraph-properties fo:text-align="start" fo:text-indent="0in"/>
    </style:style>
    <style:style style:name="T87" style:parent-style-name="DefaultParagraphFont" style:family="text">
      <style:text-properties fo:language="en" fo:country="US"/>
    </style:style>
    <style:style style:name="T88" style:parent-style-name="DefaultParagraphFont" style:family="text">
      <style:text-properties style:font-name="Times New Roman" fo:font-size="12pt" style:font-size-asian="12pt" style:font-size-complex="12pt" fo:language="en" fo:country="US"/>
    </style:style>
    <style:style style:name="T89" style:parent-style-name="DefaultParagraphFont" style:family="text">
      <style:text-properties style:font-name="Times New Roman" fo:font-size="12pt" style:font-size-asian="12pt" style:font-size-complex="12pt" fo:language="en" fo:country="US"/>
    </style:style>
    <style:style style:name="P90" style:parent-style-name="CommentText" style:family="paragraph">
      <style:paragraph-properties fo:text-align="start" fo:text-indent="0in"/>
    </style:style>
    <style:style style:name="T91" style:parent-style-name="DefaultParagraphFont" style:family="text">
      <style:text-properties style:font-name="Times New Roman" fo:font-size="12pt" style:font-size-asian="12pt" style:font-size-complex="12pt" fo:language="en" fo:country="US"/>
    </style:style>
    <style:style style:name="P92" style:parent-style-name="Standard" style:family="paragraph">
      <style:paragraph-properties fo:text-align="start" fo:text-indent="0in"/>
      <style:text-properties fo:font-weight="bold" style:font-weight-asian="bold" style:font-weight-complex="bold" fo:language="en" fo:country="US"/>
    </style:style>
    <style:style style:name="P93"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94" style:parent-style-name="Standard" style:family="paragraph">
      <style:paragraph-properties fo:text-align="start" fo:text-indent="0in"/>
    </style:style>
    <style:style style:name="T95"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96" style:parent-style-name="DefaultParagraphFont" style:family="text">
      <style:text-properties style:font-name="Times New Roman" fo:font-size="12pt" style:font-size-asian="12pt" style:font-size-complex="12pt" fo:language="en" fo:country="US"/>
    </style:style>
    <style:style style:name="T97" style:parent-style-name="DefaultParagraphFont" style:family="text">
      <style:text-properties style:font-name="Times New Roman" fo:font-size="12pt" style:font-size-asian="12pt" style:font-size-complex="12pt" fo:language="en" fo:country="US"/>
    </style:style>
    <style:style style:name="P98" style:parent-style-name="Standard" style:family="paragraph">
      <style:paragraph-properties fo:text-align="start" fo:text-indent="0in"/>
    </style:style>
    <style:style style:name="T99" style:parent-style-name="DefaultParagraphFont" style:family="text">
      <style:text-properties style:font-name="Times New Roman" fo:font-size="12pt" style:font-size-asian="12pt" style:font-size-complex="12pt" fo:language="en" fo:country="US"/>
    </style:style>
    <style:style style:name="P100" style:parent-style-name="CommentText" style:family="paragraph">
      <style:paragraph-properties fo:text-align="start" fo:text-indent="0in"/>
    </style:style>
    <style:style style:name="T101" style:parent-style-name="DefaultParagraphFont" style:family="text">
      <style:text-properties style:font-name="Times New Roman" fo:font-size="12pt" style:font-size-asian="12pt" style:font-size-complex="12pt" fo:language="en" fo:country="US"/>
    </style:style>
    <style:style style:name="P102" style:parent-style-name="Normal" style:family="paragraph">
      <style:paragraph-properties style:text-autospace="none" fo:text-align="start" fo:text-indent="0in"/>
      <style:text-properties fo:hyphenate="true"/>
    </style:style>
    <style:style style:name="T103" style:parent-style-name="DefaultParagraphFont" style:family="text">
      <style:text-properties style:font-name="Times New Roman" fo:font-size="12pt" style:font-size-asian="12pt" style:font-size-complex="12pt" fo:language="en" fo:country="US"/>
    </style:style>
    <style:style style:name="T104" style:parent-style-name="DefaultParagraphFont" style:family="text">
      <style:text-properties style:font-name="Times New Roman" fo:font-size="12pt" style:font-size-asian="12pt" style:font-size-complex="12pt" fo:language="en" fo:country="US"/>
    </style:style>
    <style:style style:name="P105" style:parent-style-name="CommentText" style:family="paragraph">
      <style:paragraph-properties fo:text-align="start" fo:text-indent="0in"/>
    </style:style>
    <style:style style:name="T106" style:parent-style-name="DefaultParagraphFont" style:family="text">
      <style:text-properties style:font-name="Times New Roman" fo:font-size="12pt" style:font-size-asian="12pt" style:font-size-complex="12pt" fo:language="en" fo:country="US"/>
    </style:style>
    <style:style style:name="T107" style:parent-style-name="DefaultParagraphFont" style:family="text">
      <style:text-properties style:font-name="Times New Roman" fo:font-size="12pt" style:font-size-asian="12pt" style:font-size-complex="12pt" fo:language="en" fo:country="US"/>
    </style:style>
    <style:style style:name="P108" style:parent-style-name="CommentText" style:family="paragraph">
      <style:paragraph-properties fo:text-align="start" fo:text-indent="0in"/>
    </style:style>
    <style:style style:name="T109" style:parent-style-name="DefaultParagraphFont" style:family="text">
      <style:text-properties style:font-name="Times New Roman" fo:font-size="12pt" style:font-size-asian="12pt" style:font-size-complex="12pt" fo:language="en" fo:country="US"/>
    </style:style>
    <style:style style:name="P110" style:parent-style-name="Standard" style:family="paragraph">
      <style:paragraph-properties fo:text-align="start" fo:text-indent="0in"/>
    </style:style>
    <style:style style:name="T111" style:parent-style-name="DefaultParagraphFont" style:family="text">
      <style:text-properties style:font-name="Times New Roman" fo:font-size="12pt" style:font-size-asian="12pt" style:font-size-complex="12pt" fo:language="en" fo:country="US"/>
    </style:style>
    <style:style style:name="T112" style:parent-style-name="DefaultParagraphFont" style:family="text">
      <style:text-properties style:font-name="Times New Roman" fo:font-size="12pt" style:font-size-asian="12pt" style:font-size-complex="12pt" fo:language="en" fo:country="US"/>
    </style:style>
    <style:style style:name="P113" style:parent-style-name="CommentText" style:family="paragraph">
      <style:paragraph-properties fo:text-align="start" fo:text-indent="0in"/>
    </style:style>
    <style:style style:name="T114" style:parent-style-name="CommentReference" style:family="text">
      <style:text-properties style:font-name="Times New Roman" fo:font-size="12pt" style:font-size-asian="12pt" style:font-size-complex="12pt"/>
    </style:style>
    <style:style style:name="T115" style:parent-style-name="DefaultParagraphFont" style:family="text">
      <style:text-properties style:font-name="Times New Roman" fo:font-size="12pt" style:font-size-asian="12pt" style:font-size-complex="12pt" fo:language="en" fo:country="US"/>
    </style:style>
    <style:style style:name="P116" style:parent-style-name="Standard" style:family="paragraph">
      <style:paragraph-properties fo:text-align="start" fo:text-indent="0in"/>
    </style:style>
    <style:style style:name="T117" style:parent-style-name="DefaultParagraphFont" style:family="text">
      <style:text-properties style:font-name="Times New Roman" fo:font-size="12pt" style:font-size-asian="12pt" style:font-size-complex="12pt" fo:language="en" fo:country="US"/>
    </style:style>
    <style:style style:name="T118" style:parent-style-name="DefaultParagraphFont" style:family="text">
      <style:text-properties style:font-name="Times New Roman" fo:font-size="12pt" style:font-size-asian="12pt" style:font-size-complex="12pt" fo:language="en" fo:country="US"/>
    </style:style>
    <style:style style:name="P119" style:parent-style-name="CommentText" style:family="paragraph">
      <style:paragraph-properties fo:text-align="start" fo:text-indent="0in"/>
    </style:style>
    <style:style style:name="T120" style:parent-style-name="DefaultParagraphFont" style:family="text">
      <style:text-properties style:font-name="Times New Roman" fo:font-size="12pt" style:font-size-asian="12pt" style:font-size-complex="12pt" fo:language="en" fo:country="US"/>
    </style:style>
    <style:style style:name="P121" style:parent-style-name="Standard" style:family="paragraph">
      <style:paragraph-properties fo:text-align="start" fo:text-indent="0in"/>
    </style:style>
    <style:style style:name="T122" style:parent-style-name="DefaultParagraphFont" style:family="text">
      <style:text-properties style:font-name="Times New Roman" fo:font-size="12pt" style:font-size-asian="12pt" style:font-size-complex="12pt" fo:language="en" fo:country="US"/>
    </style:style>
    <style:style style:name="T123" style:parent-style-name="DefaultParagraphFont" style:family="text">
      <style:text-properties style:font-name="Times New Roman" fo:font-size="12pt" style:font-size-asian="12pt" style:font-size-complex="12pt" fo:language="en" fo:country="US"/>
    </style:style>
    <style:style style:name="P124" style:parent-style-name="CommentText" style:family="paragraph">
      <style:paragraph-properties fo:text-align="start" fo:text-indent="0in"/>
    </style:style>
    <style:style style:name="P12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6" style:parent-style-name="Standard" style:family="paragraph">
      <style:paragraph-properties fo:text-align="start" fo:text-indent="0in"/>
    </style:style>
    <style:style style:name="T12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2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29" style:parent-style-name="CommentText" style:family="paragraph">
      <style:paragraph-properties fo:text-align="start" fo:text-indent="0in"/>
    </style:style>
    <style:style style:name="T130" style:parent-style-name="DefaultParagraphFont" style:family="text">
      <style:text-properties fo:language="en" fo:country="US"/>
    </style:style>
    <style:style style:name="T13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32" style:parent-style-name="Standard" style:family="paragraph">
      <style:paragraph-properties fo:text-align="start" fo:text-indent="0in"/>
    </style:style>
    <style:style style:name="T133" style:parent-style-name="DefaultParagraphFont" style:family="text">
      <style:text-properties style:font-name="Times New Roman" fo:font-size="12pt" style:font-size-asian="12pt" style:font-size-complex="12pt" fo:language="en" fo:country="US"/>
    </style:style>
    <style:style style:name="P134" style:parent-style-name="Standard" style:family="paragraph">
      <style:paragraph-properties fo:text-align="start" fo:text-indent="0in"/>
    </style:style>
    <style:style style:name="T135" style:parent-style-name="DefaultParagraphFont" style:family="text">
      <style:text-properties style:font-name="Times New Roman" fo:font-size="12pt" style:font-size-asian="12pt" style:font-size-complex="12pt" fo:language="en" fo:country="US"/>
    </style:style>
    <style:style style:name="T136" style:parent-style-name="DefaultParagraphFont" style:family="text">
      <style:text-properties style:font-name="Times New Roman" fo:font-size="12pt" style:font-size-asian="12pt" style:font-size-complex="12pt" fo:language="en" fo:country="US"/>
    </style:style>
    <style:style style:name="P137" style:parent-style-name="CommentText" style:family="paragraph">
      <style:paragraph-properties fo:text-align="start" fo:text-indent="0in"/>
    </style:style>
    <style:style style:name="T138" style:parent-style-name="DefaultParagraphFont" style:family="text">
      <style:text-properties style:font-name="Times New Roman" fo:font-size="12pt" style:font-size-asian="12pt" style:font-size-complex="12pt" fo:language="en" fo:country="US"/>
    </style:style>
    <style:style style:name="T139" style:parent-style-name="DefaultParagraphFont" style:family="text">
      <style:text-properties style:font-name="Times New Roman" fo:font-size="12pt" style:font-size-asian="12pt" style:font-size-complex="12pt" fo:language="en" fo:country="US"/>
    </style:style>
    <style:style style:name="P140" style:parent-style-name="CommentText" style:family="paragraph">
      <style:paragraph-properties fo:text-align="start" fo:text-indent="0in"/>
    </style:style>
    <style:style style:name="T141" style:parent-style-name="DefaultParagraphFont" style:family="text">
      <style:text-properties style:font-name="Times New Roman" fo:font-size="12pt" style:font-size-asian="12pt" style:font-size-complex="12pt" fo:language="en" fo:country="US"/>
    </style:style>
    <style:style style:name="P142" style:parent-style-name="Standard" style:family="paragraph">
      <style:paragraph-properties fo:text-align="start" fo:text-indent="0.4916in"/>
    </style:style>
    <style:style style:name="T143" style:parent-style-name="DefaultParagraphFont" style:family="text">
      <style:text-properties style:font-name="Times New Roman" fo:font-size="12pt" style:font-size-asian="12pt" style:font-size-complex="12pt" fo:language="en" fo:country="US"/>
    </style:style>
    <style:style style:name="T144" style:parent-style-name="DefaultParagraphFont" style:family="text">
      <style:text-properties fo:language="en" fo:country="US"/>
    </style:style>
    <style:style style:name="P145" style:parent-style-name="Standard" style:family="paragraph">
      <style:paragraph-properties fo:text-align="start" fo:text-indent="0.4916in"/>
    </style:style>
    <style:style style:name="T146" style:parent-style-name="DefaultParagraphFont" style:family="text">
      <style:text-properties style:font-name="Times New Roman" fo:font-size="12pt" style:font-size-asian="12pt" style:font-size-complex="12pt" fo:language="en" fo:country="US"/>
    </style:style>
    <style:style style:name="T147" style:parent-style-name="DefaultParagraphFont" style:family="text">
      <style:text-properties style:font-name="Times New Roman" fo:font-size="12pt" style:font-size-asian="12pt" style:font-size-complex="12pt" fo:language="en" fo:country="US"/>
    </style:style>
    <style:style style:name="P148" style:parent-style-name="CommentText" style:family="paragraph">
      <style:paragraph-properties fo:text-align="start" fo:text-indent="0in"/>
    </style:style>
    <style:style style:name="T149" style:parent-style-name="DefaultParagraphFont" style:family="text">
      <style:text-properties style:font-name="Times New Roman" fo:font-size="12pt" style:font-size-asian="12pt" style:font-size-complex="12pt" fo:language="en" fo:country="US"/>
    </style:style>
    <style:style style:name="P150" style:parent-style-name="Standard" style:family="paragraph">
      <style:paragraph-properties fo:text-align="start" fo:text-indent="0.4916in"/>
    </style:style>
    <style:style style:name="T151" style:parent-style-name="DefaultParagraphFont" style:family="text">
      <style:text-properties style:font-name="Times New Roman" fo:font-size="12pt" style:font-size-asian="12pt" style:font-size-complex="12pt" fo:language="en" fo:country="US"/>
    </style:style>
    <style:style style:name="P152" style:parent-style-name="CommentText" style:family="paragraph">
      <style:paragraph-properties fo:text-align="start" fo:text-indent="0in"/>
    </style:style>
    <style:style style:name="P153" style:parent-style-name="CommentText" style:family="paragraph">
      <style:paragraph-properties fo:text-align="start" fo:text-indent="0in"/>
    </style:style>
    <style:style style:name="T154" style:parent-style-name="DefaultParagraphFont" style:family="text">
      <style:text-properties style:font-name="Times New Roman" fo:font-size="12pt" style:font-size-asian="12pt" style:font-size-complex="12pt" fo:language="en" fo:country="US"/>
    </style:style>
    <style:style style:name="T155" style:parent-style-name="DefaultParagraphFont" style:family="text">
      <style:text-properties style:font-name="Times New Roman" fo:font-size="12pt" style:font-size-asian="12pt" style:font-size-complex="12pt" fo:language="en" fo:country="US"/>
    </style:style>
    <style:style style:name="P156" style:parent-style-name="CommentText" style:family="paragraph">
      <style:paragraph-properties fo:text-align="start" fo:text-indent="0in"/>
    </style:style>
    <style:style style:name="T157" style:parent-style-name="DefaultParagraphFont" style:family="text">
      <style:text-properties style:font-name="Times New Roman" fo:font-size="12pt" style:font-size-asian="12pt" style:font-size-complex="12pt" fo:language="en" fo:country="US"/>
    </style:style>
    <style:style style:name="T158" style:parent-style-name="DefaultParagraphFont" style:family="text">
      <style:text-properties style:font-name="Times New Roman" fo:font-size="12pt" style:font-size-asian="12pt" style:font-size-complex="12pt" fo:language="en" fo:country="US"/>
    </style:style>
    <style:style style:name="T159" style:parent-style-name="DefaultParagraphFont" style:family="text">
      <style:text-properties fo:language="en" fo:country="US"/>
    </style:style>
    <style:style style:name="T160" style:parent-style-name="DefaultParagraphFont" style:family="text">
      <style:text-properties style:font-name="Times New Roman" fo:font-size="12pt" style:font-size-asian="12pt" style:font-size-complex="12pt" fo:language="en" fo:country="US"/>
    </style:style>
    <style:style style:name="T161" style:parent-style-name="DefaultParagraphFont" style:family="text">
      <style:text-properties style:font-name="Times New Roman" fo:font-size="12pt" style:font-size-asian="12pt" style:font-size-complex="12pt" fo:language="en" fo:country="US"/>
    </style:style>
    <style:style style:name="T162" style:parent-style-name="DefaultParagraphFont" style:family="text">
      <style:text-properties style:font-name="Times New Roman" fo:font-size="12pt" style:font-size-asian="12pt" style:font-size-complex="12pt" fo:language="en" fo:country="US"/>
    </style:style>
    <style:style style:name="P163" style:parent-style-name="CommentText" style:family="paragraph">
      <style:paragraph-properties fo:text-align="start" fo:text-indent="0in"/>
    </style:style>
    <style:style style:name="T164" style:parent-style-name="DefaultParagraphFont" style:family="text">
      <style:text-properties style:font-name="Times New Roman" fo:font-size="12pt" style:font-size-asian="12pt" style:font-size-complex="12pt" fo:language="en" fo:country="US"/>
    </style:style>
    <style:style style:name="T165"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66" style:parent-style-name="DefaultParagraphFont" style:family="text">
      <style:text-properties style:font-name="Times New Roman" fo:font-size="12pt" style:font-size-asian="12pt" style:font-size-complex="12pt" fo:language="en" fo:country="US"/>
    </style:style>
    <style:style style:name="T167" style:parent-style-name="DefaultParagraphFont" style:family="text">
      <style:text-properties style:font-name="Times New Roman" fo:font-size="12pt" style:font-size-asian="12pt" style:font-size-complex="12pt" fo:language="en" fo:country="US"/>
    </style:style>
    <style:style style:name="P168" style:parent-style-name="CommentText" style:family="paragraph">
      <style:paragraph-properties fo:text-align="start" fo:text-indent="0in"/>
    </style:style>
    <style:style style:name="T169" style:parent-style-name="DefaultParagraphFont" style:family="text">
      <style:text-properties style:font-name="Times New Roman" fo:font-size="12pt" style:font-size-asian="12pt" style:font-size-complex="12pt" fo:language="en" fo:country="US"/>
    </style:style>
    <style:style style:name="P17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1" style:parent-style-name="Standard" style:family="paragraph">
      <style:paragraph-properties fo:text-align="start" fo:text-indent="0in"/>
    </style:style>
    <style:style style:name="T172" style:parent-style-name="DefaultParagraphFont" style:family="text">
      <style:text-properties style:font-name="Times New Roman" fo:font-size="12pt" style:font-size-asian="12pt" style:font-size-complex="12pt" fo:language="en" fo:country="US"/>
    </style:style>
    <style:style style:name="T173" style:parent-style-name="DefaultParagraphFont" style:family="text">
      <style:text-properties style:font-name="Times New Roman" fo:font-size="12pt" style:font-size-asian="12pt" style:font-size-complex="12pt" fo:language="en" fo:country="US"/>
    </style:style>
    <style:style style:name="P174" style:parent-style-name="CommentText" style:family="paragraph">
      <style:paragraph-properties fo:text-align="start" fo:text-indent="0in"/>
    </style:style>
    <style:style style:name="T175" style:parent-style-name="DefaultParagraphFont" style:family="text">
      <style:text-properties style:font-name="Times New Roman" fo:font-size="12pt" style:font-size-asian="12pt" style:font-size-complex="12pt" fo:language="en" fo:country="US"/>
    </style:style>
    <style:style style:name="T176" style:parent-style-name="DefaultParagraphFont" style:family="text">
      <style:text-properties style:font-name="Times New Roman" fo:font-size="12pt" style:font-size-asian="12pt" style:font-size-complex="12pt" fo:language="en" fo:country="US"/>
    </style:style>
    <style:style style:name="P177" style:parent-style-name="CommentText" style:family="paragraph">
      <style:paragraph-properties fo:text-align="start" fo:text-indent="0in"/>
    </style:style>
    <style:style style:name="T178" style:parent-style-name="DefaultParagraphFont" style:family="text">
      <style:text-properties style:font-name="Times New Roman" fo:font-size="12pt" style:font-size-asian="12pt" style:font-size-complex="12pt" fo:language="en" fo:country="US"/>
    </style:style>
    <style:style style:name="P179" style:parent-style-name="Standard" style:family="paragraph">
      <style:paragraph-properties fo:text-align="start" fo:text-indent="0.4916in"/>
    </style:style>
    <style:style style:name="T180" style:parent-style-name="DefaultParagraphFont" style:family="text">
      <style:text-properties style:font-name="Times New Roman" fo:font-size="12pt" style:font-size-asian="12pt" style:font-size-complex="12pt" fo:language="en" fo:country="US"/>
    </style:style>
    <style:style style:name="P181" style:parent-style-name="CommentText" style:family="paragraph">
      <style:paragraph-properties fo:text-align="start" fo:text-indent="0in"/>
    </style:style>
    <style:style style:name="T182" style:parent-style-name="DefaultParagraphFont" style:family="text">
      <style:text-properties style:font-name="Times New Roman" fo:font-size="12pt" style:font-size-asian="12pt" style:font-size-complex="12pt" fo:language="en" fo:country="US"/>
    </style:style>
    <style:style style:name="T183" style:parent-style-name="DefaultParagraphFont" style:family="text">
      <style:text-properties style:font-name="Times New Roman" fo:font-size="12pt" style:font-size-asian="12pt" style:font-size-complex="12pt" fo:language="en" fo:country="US"/>
    </style:style>
    <style:style style:name="P184" style:parent-style-name="CommentText" style:family="paragraph">
      <style:paragraph-properties fo:text-align="start" fo:text-indent="0in"/>
    </style:style>
    <style:style style:name="T185" style:parent-style-name="DefaultParagraphFont" style:family="text">
      <style:text-properties style:font-name="Times New Roman" fo:font-size="12pt" style:font-size-asian="12pt" style:font-size-complex="12pt" fo:language="en" fo:country="US"/>
    </style:style>
    <style:style style:name="T186"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87" style:parent-style-name="DefaultParagraphFont" style:family="text">
      <style:text-properties style:font-name="Times New Roman" fo:font-size="12pt" style:font-size-asian="12pt" style:font-size-complex="12pt" fo:language="en" fo:country="US"/>
    </style:style>
    <style:style style:name="T188"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89" style:parent-style-name="DefaultParagraphFont" style:family="text">
      <style:text-properties style:font-name="Times New Roman" fo:font-size="12pt" style:font-size-asian="12pt" style:font-size-complex="12pt" fo:language="en" fo:country="US"/>
    </style:style>
    <style:style style:name="T190"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91" style:parent-style-name="DefaultParagraphFont" style:family="text">
      <style:text-properties style:font-name="Times New Roman" fo:font-size="12pt" style:font-size-asian="12pt" style:font-size-complex="12pt" fo:language="en" fo:country="US"/>
    </style:style>
    <style:style style:name="T192" style:parent-style-name="DefaultParagraphFont" style:family="text">
      <style:text-properties style:font-name="Times New Roman" fo:font-size="12pt" style:font-size-asian="12pt" style:font-size-complex="12pt" fo:language="en" fo:country="US"/>
    </style:style>
    <style:style style:name="P193" style:parent-style-name="CommentText" style:family="paragraph">
      <style:paragraph-properties fo:text-align="start" fo:text-indent="0in"/>
    </style:style>
    <style:style style:name="T194" style:parent-style-name="DefaultParagraphFont" style:family="text">
      <style:text-properties style:font-name="Times New Roman" fo:font-size="12pt" style:font-size-asian="12pt" style:font-size-complex="12pt" fo:language="en" fo:country="US"/>
    </style:style>
    <style:style style:name="P195" style:parent-style-name="Standard" style:family="paragraph">
      <style:paragraph-properties fo:text-align="start" fo:text-indent="0in"/>
    </style:style>
    <style:style style:name="T196" style:parent-style-name="DefaultParagraphFont" style:family="text">
      <style:text-properties style:font-name="Times New Roman" fo:font-size="12pt" style:font-size-asian="12pt" style:font-size-complex="12pt" fo:language="en" fo:country="US"/>
    </style:style>
    <style:style style:name="P197" style:parent-style-name="CommentText" style:family="paragraph">
      <style:paragraph-properties fo:text-align="start" fo:text-indent="0in"/>
    </style:style>
    <style:style style:name="T198" style:parent-style-name="DefaultParagraphFont" style:family="text">
      <style:text-properties style:font-name="Times New Roman" fo:font-size="12pt" style:font-size-asian="12pt" style:font-size-complex="12pt" fo:language="en" fo:country="US"/>
    </style:style>
    <style:style style:name="P199"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00" style:parent-style-name="Standard" style:family="paragraph">
      <style:paragraph-properties fo:text-align="start" fo:text-indent="0in"/>
    </style:style>
    <style:style style:name="T20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0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3" style:parent-style-name="Standard" style:family="paragraph">
      <style:paragraph-properties fo:text-align="start" fo:text-indent="0in"/>
    </style:style>
    <style:style style:name="T204" style:parent-style-name="DefaultParagraphFont" style:family="text">
      <style:text-properties style:font-name="Times New Roman" fo:font-size="12pt" style:font-size-asian="12pt" style:font-size-complex="12pt" fo:language="en" fo:country="US"/>
    </style:style>
    <style:style style:name="T205" style:parent-style-name="Absatz-Standardschriftart" style:family="text">
      <style:text-properties style:font-name="Times New Roman" fo:font-size="12pt" style:font-size-asian="12pt" style:font-size-complex="12pt" fo:language="en" fo:country="US"/>
    </style:style>
    <style:style style:name="T206" style:parent-style-name="DefaultParagraphFont" style:family="text">
      <style:text-properties style:font-name="Times New Roman" fo:font-size="12pt" style:font-size-asian="12pt" style:font-size-complex="12pt" fo:language="en" fo:country="US"/>
    </style:style>
    <style:style style:name="P207" style:parent-style-name="Standard" style:family="paragraph">
      <style:paragraph-properties fo:text-align="start" fo:text-indent="0.4916in"/>
    </style:style>
    <style:style style:name="T208" style:parent-style-name="Absatz-Standardschriftart" style:family="text">
      <style:text-properties style:font-name="Times New Roman" fo:font-size="12pt" style:font-size-asian="12pt" style:font-size-complex="12pt" fo:language="en" fo:country="US"/>
    </style:style>
    <style:style style:name="T209" style:parent-style-name="Absatz-Standardschriftart" style:family="text">
      <style:text-properties style:font-name="Times New Roman" fo:font-size="12pt" style:font-size-asian="12pt" style:font-size-complex="12pt" fo:language="en" fo:country="US"/>
    </style:style>
    <style:style style:name="P210" style:parent-style-name="CommentText" style:family="paragraph">
      <style:paragraph-properties fo:text-align="start" fo:text-indent="0in"/>
    </style:style>
    <style:style style:name="T211" style:parent-style-name="Absatz-Standardschriftart" style:family="text">
      <style:text-properties style:font-name="Times New Roman" fo:font-size="12pt" style:font-size-asian="12pt" style:font-size-complex="12pt" fo:language="en" fo:country="US"/>
    </style:style>
    <style:style style:name="T212" style:parent-style-name="DefaultParagraphFont" style:family="text">
      <style:text-properties style:font-name="Times New Roman" fo:font-size="12pt" style:font-size-asian="12pt" style:font-size-complex="12pt" fo:language="en" fo:country="US"/>
    </style:style>
    <style:style style:name="T213" style:parent-style-name="Absatz-Standardschriftart" style:family="text">
      <style:text-properties style:font-name="Times New Roman" fo:font-size="12pt" style:font-size-asian="12pt" style:font-size-complex="12pt" fo:language="en" fo:country="US"/>
    </style:style>
    <style:style style:name="T214" style:parent-style-name="DefaultParagraphFont" style:family="text">
      <style:text-properties fo:language="en" fo:country="US"/>
    </style:style>
    <style:style style:name="T215" style:parent-style-name="Absatz-Standardschriftart" style:family="text">
      <style:text-properties style:font-name="Times New Roman" fo:font-size="12pt" style:font-size-asian="12pt" style:font-size-complex="12pt" fo:language="en" fo:country="US"/>
    </style:style>
    <style:style style:name="T216" style:parent-style-name="Absatz-Standardschriftart" style:family="text">
      <style:text-properties style:font-name="Times New Roman" fo:font-size="12pt" style:font-size-asian="12pt" style:font-size-complex="12pt" fo:language="en" fo:country="US"/>
    </style:style>
    <style:style style:name="P217" style:parent-style-name="CommentText" style:family="paragraph">
      <style:paragraph-properties fo:text-align="start" fo:text-indent="0in"/>
    </style:style>
    <style:style style:name="T218" style:parent-style-name="Absatz-Standardschriftart" style:family="text">
      <style:text-properties style:font-name="Times New Roman" fo:font-size="12pt" style:font-size-asian="12pt" style:font-size-complex="12pt" fo:language="en" fo:country="US"/>
    </style:style>
    <style:style style:name="P219" style:parent-style-name="Standard" style:family="paragraph">
      <style:paragraph-properties fo:text-align="start" fo:text-indent="0.4916in"/>
    </style:style>
    <style:style style:name="T220" style:parent-style-name="DefaultParagraphFont" style:family="text">
      <style:text-properties style:font-name="Times New Roman" fo:font-size="12pt" style:font-size-asian="12pt" style:font-size-complex="12pt" fo:language="en" fo:country="US"/>
    </style:style>
    <style:style style:name="T221" style:parent-style-name="DefaultParagraphFont" style:family="text">
      <style:text-properties style:font-name="Times New Roman" fo:font-size="12pt" style:font-size-asian="12pt" style:font-size-complex="12pt" fo:language="en" fo:country="US"/>
    </style:style>
    <style:style style:name="P222" style:parent-style-name="CommentText" style:family="paragraph">
      <style:paragraph-properties fo:text-align="start" fo:text-indent="0in"/>
    </style:style>
    <style:style style:name="T223" style:parent-style-name="DefaultParagraphFont" style:family="text">
      <style:text-properties style:font-name="Times New Roman" fo:font-size="12pt" style:font-size-asian="12pt" style:font-size-complex="12pt" fo:language="en" fo:country="US"/>
    </style:style>
    <style:style style:name="P224" style:parent-style-name="Standard" style:family="paragraph">
      <style:paragraph-properties fo:text-align="start" fo:text-indent="0.4916in"/>
    </style:style>
    <style:style style:name="T225" style:parent-style-name="DefaultParagraphFont" style:family="text">
      <style:text-properties style:font-name="Times New Roman" fo:font-size="12pt" style:font-size-asian="12pt" style:font-size-complex="12pt" fo:language="en" fo:country="US"/>
    </style:style>
    <style:style style:name="T226"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227" style:parent-style-name="DefaultParagraphFont" style:family="text">
      <style:text-properties style:font-name="Times New Roman" fo:font-size="12pt" style:font-size-asian="12pt" style:font-size-complex="12pt" fo:language="en" fo:country="US"/>
    </style:style>
    <style:style style:name="T228"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229" style:parent-style-name="DefaultParagraphFont" style:family="text">
      <style:text-properties style:font-name="Times New Roman" fo:font-size="12pt" style:font-size-asian="12pt" style:font-size-complex="12pt" fo:language="en" fo:country="US"/>
    </style:style>
    <style:style style:name="P230" style:parent-style-name="Standard" style:family="paragraph">
      <style:paragraph-properties fo:text-align="start" fo:text-indent="0.4916in"/>
    </style:style>
    <style:style style:name="T231" style:parent-style-name="DefaultParagraphFont" style:family="text">
      <style:text-properties style:font-name="Times New Roman" fo:font-size="12pt" style:font-size-asian="12pt" style:font-size-complex="12pt" fo:language="en" fo:country="US"/>
    </style:style>
    <style:style style:name="T232"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233" style:parent-style-name="DefaultParagraphFont" style:family="text">
      <style:text-properties style:font-name="Times New Roman" fo:font-size="12pt" style:font-size-asian="12pt" style:font-size-complex="12pt" fo:language="en" fo:country="US"/>
    </style:style>
    <style:style style:name="T23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235" style:parent-style-name="DefaultParagraphFont" style:family="text">
      <style:text-properties style:font-name="Times New Roman" fo:font-size="12pt" style:font-size-asian="12pt" style:font-size-complex="12pt" fo:language="en" fo:country="US"/>
    </style:style>
    <style:style style:name="T236" style:parent-style-name="DefaultParagraphFont" style:family="text">
      <style:text-properties style:font-name="Times New Roman" fo:font-size="12pt" style:font-size-asian="12pt" style:font-size-complex="12pt" fo:language="en" fo:country="US"/>
    </style:style>
    <style:style style:name="P237" style:parent-style-name="CommentText" style:family="paragraph">
      <style:paragraph-properties fo:text-align="start" fo:text-indent="0in"/>
    </style:style>
    <style:style style:name="T238" style:parent-style-name="CommentReference" style:family="text">
      <style:text-properties style:font-name="Times New Roman" fo:font-size="12pt" style:font-size-asian="12pt" style:font-size-complex="12pt"/>
    </style:style>
    <style:style style:name="T239" style:parent-style-name="DefaultParagraphFont" style:family="text">
      <style:text-properties style:font-name="Times New Roman" fo:font-size="12pt" style:font-size-asian="12pt" style:font-size-complex="12pt" fo:language="en" fo:country="US"/>
    </style:style>
    <style:style style:name="T240" style:parent-style-name="Absatz-Standardschriftart" style:family="text">
      <style:text-properties style:font-name="Times New Roman" fo:font-size="12pt" style:font-size-asian="12pt" style:font-size-complex="12pt" fo:language="en" fo:country="US"/>
    </style:style>
    <style:style style:name="T241" style:parent-style-name="DefaultParagraphFont" style:family="text">
      <style:text-properties style:font-name="Times New Roman" fo:font-size="12pt" style:font-size-asian="12pt" style:font-size-complex="12pt" fo:language="en" fo:country="US"/>
    </style:style>
    <style:style style:name="T242" style:parent-style-name="DefaultParagraphFont" style:family="text">
      <style:text-properties style:font-name="Times New Roman" fo:font-size="12pt" style:font-size-asian="12pt" style:font-size-complex="12pt" fo:language="en" fo:country="US"/>
    </style:style>
    <style:style style:name="P243" style:parent-style-name="Standard" style:family="paragraph">
      <style:paragraph-properties fo:text-align="start" fo:text-indent="0.4916in"/>
    </style:style>
    <style:style style:name="T244" style:parent-style-name="DefaultParagraphFont" style:family="text">
      <style:text-properties style:font-name="Times New Roman" fo:font-size="12pt" style:font-size-asian="12pt" style:font-size-complex="12pt" fo:language="en" fo:country="US"/>
    </style:style>
    <style:style style:name="T245" style:parent-style-name="DefaultParagraphFont" style:family="text">
      <style:text-properties style:font-name="Times New Roman" fo:font-size="12pt" style:font-size-asian="12pt" style:font-size-complex="12pt" fo:language="en" fo:country="US"/>
    </style:style>
    <style:style style:name="P246" style:parent-style-name="CommentText" style:family="paragraph">
      <style:paragraph-properties fo:text-align="start" fo:text-indent="0in"/>
    </style:style>
    <style:style style:name="T247" style:parent-style-name="DefaultParagraphFont" style:family="text">
      <style:text-properties style:font-name="Times New Roman" fo:font-size="12pt" style:font-size-asian="12pt" style:font-size-complex="12pt" fo:language="en" fo:country="US"/>
    </style:style>
    <style:style style:name="P24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49" style:parent-style-name="Standard" style:family="paragraph">
      <style:paragraph-properties fo:text-align="start" fo:text-indent="0in"/>
    </style:style>
    <style:style style:name="T250" style:parent-style-name="DefaultParagraphFont" style:family="text">
      <style:text-properties style:font-name="Times New Roman" fo:font-size="12pt" style:font-size-asian="12pt" style:font-size-complex="12pt" fo:language="en" fo:country="US"/>
    </style:style>
    <style:style style:name="T251" style:parent-style-name="DefaultParagraphFont" style:family="text">
      <style:text-properties style:font-name="Times New Roman" fo:font-size="12pt" style:font-size-asian="12pt" style:font-size-complex="12pt" fo:background-color="#00FFFF" fo:language="en" fo:country="US"/>
    </style:style>
    <style:style style:name="T252" style:parent-style-name="DefaultParagraphFont" style:family="text">
      <style:text-properties style:font-name="Times New Roman" fo:font-size="12pt" style:font-size-asian="12pt" style:font-size-complex="12pt" fo:language="en" fo:country="US"/>
    </style:style>
    <style:style style:name="T253" style:parent-style-name="DefaultParagraphFont" style:family="text">
      <style:text-properties style:font-name="Times New Roman" fo:font-size="12pt" style:font-size-asian="12pt" style:font-size-complex="12pt" fo:background-color="#FFFF00" fo:language="en" fo:country="US"/>
    </style:style>
    <style:style style:name="T254" style:parent-style-name="DefaultParagraphFont" style:family="text">
      <style:text-properties style:font-name="Times New Roman" fo:font-size="12pt" style:font-size-asian="12pt" style:font-size-complex="12pt" fo:language="en" fo:country="US"/>
    </style:style>
    <style:style style:name="T255" style:parent-style-name="DefaultParagraphFont" style:family="text">
      <style:text-properties style:font-name="Times New Roman" fo:font-size="12pt" style:font-size-asian="12pt" style:font-size-complex="12pt" fo:background-color="#00FF00" fo:language="en" fo:country="US"/>
    </style:style>
    <style:style style:name="T256" style:parent-style-name="DefaultParagraphFont" style:family="text">
      <style:text-properties style:font-name="Times New Roman" fo:font-size="12pt" style:font-size-asian="12pt" style:font-size-complex="12pt" fo:language="en" fo:country="US"/>
    </style:style>
    <style:style style:name="T257" style:parent-style-name="DefaultParagraphFont" style:family="text">
      <style:text-properties style:font-name="Times New Roman" fo:font-size="12pt" style:font-size-asian="12pt" style:font-size-complex="12pt" fo:background-color="#FF00FF" fo:language="en" fo:country="US"/>
    </style:style>
    <style:style style:name="T258" style:parent-style-name="DefaultParagraphFont" style:family="text">
      <style:text-properties style:font-name="Times New Roman" fo:font-size="12pt" style:font-size-asian="12pt" style:font-size-complex="12pt" fo:language="en" fo:country="US"/>
    </style:style>
    <style:style style:name="P25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6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61" style:parent-style-name="Normal" style:family="paragraph">
      <style:paragraph-properties fo:text-align="start" fo:text-indent="0in"/>
    </style:style>
    <style:style style:name="T262" style:parent-style-name="DefaultParagraphFont" style:family="text">
      <style:text-properties style:font-name="Times New Roman" fo:font-size="12pt" style:font-size-asian="12pt" style:font-size-complex="12pt" fo:language="en" fo:country="US"/>
    </style:style>
    <style:style style:name="T263" style:parent-style-name="DefaultParagraphFont" style:family="text">
      <style:text-properties style:font-name="Times New Roman" fo:font-size="12pt" style:font-size-asian="12pt" style:font-size-complex="12pt" fo:language="en" fo:country="US"/>
    </style:style>
    <style:style style:name="P264" style:parent-style-name="CommentText" style:family="paragraph">
      <style:paragraph-properties fo:text-align="start" fo:text-indent="0in"/>
    </style:style>
    <style:style style:name="T265" style:parent-style-name="DefaultParagraphFont" style:family="text">
      <style:text-properties style:font-name="Times New Roman" fo:font-size="12pt" style:font-size-asian="12pt" style:font-size-complex="12pt" fo:language="en" fo:country="US"/>
    </style:style>
    <style:style style:name="P266" style:parent-style-name="Standard" style:family="paragraph">
      <style:paragraph-properties fo:text-align="start" fo:text-indent="0in"/>
    </style:style>
    <style:style style:name="T267" style:parent-style-name="DefaultParagraphFont" style:family="text">
      <style:text-properties style:font-name="Times New Roman" fo:font-size="12pt" style:font-size-asian="12pt" style:font-size-complex="12pt" fo:language="en" fo:country="US"/>
    </style:style>
    <style:style style:name="T26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69" style:parent-style-name="Standard" style:family="paragraph">
      <style:paragraph-properties fo:text-align="start" fo:text-indent="0.4916in"/>
    </style:style>
    <style:style style:name="T270" style:parent-style-name="DefaultParagraphFont" style:family="text">
      <style:text-properties style:font-name="Times New Roman" fo:font-size="12pt" style:font-size-asian="12pt" style:font-size-complex="12pt" fo:language="en" fo:country="US"/>
    </style:style>
    <style:style style:name="T271" style:parent-style-name="Absatz-Standardschriftart" style:family="text">
      <style:text-properties style:font-name="Times New Roman" fo:font-size="12pt" style:font-size-asian="12pt" style:font-size-complex="12pt" fo:language="en" fo:country="US"/>
    </style:style>
    <style:style style:name="T272" style:parent-style-name="DefaultParagraphFont" style:family="text">
      <style:text-properties style:font-name="Times New Roman" fo:font-size="12pt" style:font-size-asian="12pt" style:font-size-complex="12pt" fo:language="en" fo:country="US"/>
    </style:style>
    <style:style style:name="T273" style:parent-style-name="Absatz-Standardschriftart" style:family="text">
      <style:text-properties style:font-name="Times New Roman" fo:font-size="12pt" style:font-size-asian="12pt" style:font-size-complex="12pt" fo:language="en" fo:country="US"/>
    </style:style>
    <style:style style:name="T274" style:parent-style-name="DefaultParagraphFont" style:family="text">
      <style:text-properties style:font-name="Times New Roman" fo:font-size="12pt" style:font-size-asian="12pt" style:font-size-complex="12pt" fo:language="en" fo:country="US"/>
    </style:style>
    <style:style style:name="T275" style:parent-style-name="DefaultParagraphFont" style:family="text">
      <style:text-properties style:font-name="Times New Roman" fo:font-size="12pt" style:font-size-asian="12pt" style:font-size-complex="12pt" fo:language="en" fo:country="US"/>
    </style:style>
    <style:style style:name="P276" style:parent-style-name="CommentText" style:family="paragraph">
      <style:paragraph-properties fo:text-align="start" fo:text-indent="0in"/>
    </style:style>
    <style:style style:name="T277" style:parent-style-name="DefaultParagraphFont" style:family="text">
      <style:text-properties style:font-name="Times New Roman" fo:font-size="12pt" style:font-size-asian="12pt" style:font-size-complex="12pt" fo:language="en" fo:country="US"/>
    </style:style>
    <style:style style:name="T278" style:parent-style-name="Absatz-Standardschriftart" style:family="text">
      <style:text-properties style:font-name="Times New Roman" fo:font-size="12pt" style:font-size-asian="12pt" style:font-size-complex="12pt" fo:language="en" fo:country="US"/>
    </style:style>
    <style:style style:name="T279" style:parent-style-name="Absatz-Standardschriftart" style:family="text">
      <style:text-properties style:font-name="Times New Roman" fo:font-size="12pt" style:font-size-asian="12pt" style:font-size-complex="12pt" fo:background-color="#FFFF00" fo:language="en" fo:country="US"/>
    </style:style>
    <style:style style:name="T280" style:parent-style-name="Absatz-Standardschriftart" style:family="text">
      <style:text-properties style:font-name="Times New Roman" fo:font-size="12pt" style:font-size-asian="12pt" style:font-size-complex="12pt" fo:language="en" fo:country="US"/>
    </style:style>
    <style:style style:name="T281" style:parent-style-name="Absatz-Standardschriftart" style:family="text">
      <style:text-properties style:font-name="Times New Roman" fo:font-size="12pt" style:font-size-asian="12pt" style:font-size-complex="12pt" fo:background-color="#FFFF00" fo:language="en" fo:country="US"/>
    </style:style>
    <style:style style:name="T282" style:parent-style-name="Absatz-Standardschriftart" style:family="text">
      <style:text-properties style:font-name="Times New Roman" fo:font-size="12pt" style:font-size-asian="12pt" style:font-size-complex="12pt" fo:language="en" fo:country="US"/>
    </style:style>
    <style:style style:name="P283" style:parent-style-name="Standard" style:family="paragraph">
      <style:paragraph-properties fo:text-align="start" fo:text-indent="0.4916in"/>
    </style:style>
    <style:style style:name="T284" style:parent-style-name="Absatz-Standardschriftart" style:family="text">
      <style:text-properties style:font-name="Times New Roman" fo:font-size="12pt" style:font-size-asian="12pt" style:font-size-complex="12pt" fo:language="en" fo:country="US"/>
    </style:style>
    <style:style style:name="T285" style:parent-style-name="Absatz-Standardschriftart" style:family="text">
      <style:text-properties style:font-name="Times New Roman" fo:font-size="12pt" style:font-size-asian="12pt" style:font-size-complex="12pt" fo:language="en" fo:country="US"/>
    </style:style>
    <style:style style:name="P286" style:parent-style-name="CommentText" style:family="paragraph">
      <style:paragraph-properties fo:text-align="start" fo:text-indent="0in"/>
    </style:style>
    <style:style style:name="P287" style:parent-style-name="Standard" style:family="paragraph">
      <style:paragraph-properties fo:text-align="start" fo:text-indent="0.4916in"/>
    </style:style>
    <style:style style:name="T288" style:parent-style-name="Absatz-Standardschriftart" style:family="text">
      <style:text-properties style:font-name="Times New Roman" fo:font-size="12pt" style:font-size-asian="12pt" style:font-size-complex="12pt" fo:background-color="#FF0000" fo:language="en" fo:country="US"/>
    </style:style>
    <style:style style:name="P289" style:parent-style-name="Standard" style:family="paragraph">
      <style:paragraph-properties fo:text-align="start" fo:text-indent="0.4916in"/>
    </style:style>
    <style:style style:name="T290" style:parent-style-name="DefaultParagraphFont" style:family="text">
      <style:text-properties style:font-name="Times New Roman" fo:font-size="12pt" style:font-size-asian="12pt" style:font-size-complex="12pt" fo:background-color="#FF0000" fo:language="en" fo:country="US"/>
    </style:style>
    <style:style style:name="T291" style:parent-style-name="DefaultParagraphFont" style:family="text">
      <style:text-properties style:font-name="Times New Roman" style:font-name-asian="Times New Roman" fo:font-size="12pt" style:font-size-asian="12pt" style:font-size-complex="12pt" fo:background-color="#FF0000" fo:language="en" fo:country="US" style:language-asian="de" style:country-asian="DE"/>
    </style:style>
    <style:style style:name="T292" style:parent-style-name="DefaultParagraphFont" style:family="text">
      <style:text-properties style:font-name="Times New Roman" fo:font-size="12pt" style:font-size-asian="12pt" style:font-size-complex="12pt" fo:background-color="#FF0000" fo:language="en" fo:country="US"/>
    </style:style>
    <style:style style:name="T293" style:parent-style-name="DefaultParagraphFont" style:family="text">
      <style:text-properties style:font-name="Times New Roman" fo:font-size="12pt" style:font-size-asian="12pt" style:font-size-complex="12pt" fo:language="en" fo:country="US"/>
    </style:style>
    <style:style style:name="P294"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295"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96" style:parent-style-name="Standard" style:family="paragraph">
      <style:paragraph-properties fo:text-align="start" fo:text-indent="0.4916in"/>
    </style:style>
    <style:style style:name="T297" style:parent-style-name="DefaultParagraphFont" style:family="text">
      <style:text-properties style:font-name="Times New Roman" fo:font-size="12pt" style:font-size-asian="12pt" style:font-size-complex="12pt" fo:language="en" fo:country="US"/>
    </style:style>
    <style:style style:name="T298" style:parent-style-name="Absatz-Standardschriftart" style:family="text">
      <style:text-properties style:font-name="Times New Roman" fo:font-size="12pt" style:font-size-asian="12pt" style:font-size-complex="12pt" fo:language="en" fo:country="US"/>
    </style:style>
    <style:style style:name="T299" style:parent-style-name="DefaultParagraphFont" style:family="text">
      <style:text-properties style:font-name="Times New Roman" fo:font-size="12pt" style:font-size-asian="12pt" style:font-size-complex="12pt" fo:language="en" fo:country="US"/>
    </style:style>
    <style:style style:name="T300" style:parent-style-name="DefaultParagraphFont" style:family="text">
      <style:text-properties style:font-name="Times New Roman" fo:font-size="12pt" style:font-size-asian="12pt" style:font-size-complex="12pt" fo:language="en" fo:country="US"/>
    </style:style>
    <style:style style:name="P301" style:parent-style-name="CommentText" style:family="paragraph">
      <style:paragraph-properties fo:text-align="start" fo:text-indent="0in"/>
    </style:style>
    <style:style style:name="T302" style:parent-style-name="DefaultParagraphFont" style:family="text">
      <style:text-properties style:font-name="Times New Roman" fo:font-size="12pt" style:font-size-asian="12pt" style:font-size-complex="12pt" fo:language="en" fo:country="US"/>
    </style:style>
    <style:style style:name="T303" style:parent-style-name="DefaultParagraphFont" style:family="text">
      <style:text-properties style:font-name="Times New Roman" fo:font-size="12pt" style:font-size-asian="12pt" style:font-size-complex="12pt" fo:language="en" fo:country="US"/>
    </style:style>
    <style:style style:name="P304" style:parent-style-name="CommentText" style:family="paragraph">
      <style:paragraph-properties fo:text-align="start" fo:text-indent="0in"/>
    </style:style>
    <style:style style:name="P305" style:parent-style-name="Standard" style:family="paragraph">
      <style:paragraph-properties fo:text-align="start" fo:text-indent="0in"/>
      <style:text-properties fo:language="en" fo:country="US"/>
    </style:style>
    <style:style style:name="P306"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307" style:parent-style-name="Standard" style:family="paragraph">
      <style:paragraph-properties fo:text-align="start" fo:text-indent="0in"/>
    </style:style>
    <style:style style:name="T308" style:parent-style-name="DefaultParagraphFont" style:family="text">
      <style:text-properties style:font-name="Times New Roman" fo:font-size="12pt" style:font-size-asian="12pt" style:font-size-complex="12pt" fo:language="en" fo:country="US"/>
    </style:style>
    <style:style style:name="T309" style:parent-style-name="DefaultParagraphFont" style:family="text">
      <style:text-properties style:font-name="Times New Roman" fo:font-size="12pt" style:font-size-asian="12pt" style:font-size-complex="12pt" fo:language="en" fo:country="US"/>
    </style:style>
    <style:style style:name="P310" style:parent-style-name="CommentText" style:family="paragraph">
      <style:paragraph-properties fo:text-align="start" fo:text-indent="0in"/>
    </style:style>
    <style:style style:name="T311" style:parent-style-name="DefaultParagraphFont" style:family="text">
      <style:text-properties style:font-name="Times New Roman" fo:font-size="12pt" style:font-size-asian="12pt" style:font-size-complex="12pt" fo:language="en" fo:country="US"/>
    </style:style>
    <style:style style:name="T312" style:parent-style-name="DefaultParagraphFont" style:family="text">
      <style:text-properties style:font-name="Times New Roman" fo:font-size="12pt" style:font-size-asian="12pt" style:font-size-complex="12pt" fo:language="en" fo:country="US"/>
    </style:style>
    <style:style style:name="P313" style:parent-style-name="CommentText" style:family="paragraph">
      <style:paragraph-properties fo:text-align="start" fo:text-indent="0in"/>
    </style:style>
    <style:style style:name="T314" style:parent-style-name="DefaultParagraphFont" style:family="text">
      <style:text-properties style:font-name="Times New Roman" fo:font-size="12pt" style:font-size-asian="12pt" style:font-size-complex="12pt" fo:language="en" fo:country="US"/>
    </style:style>
    <style:style style:name="P315" style:parent-style-name="Standard" style:family="paragraph">
      <style:paragraph-properties fo:text-align="start" fo:text-indent="0in"/>
    </style:style>
    <style:style style:name="T316" style:parent-style-name="DefaultParagraphFont" style:family="text">
      <style:text-properties style:font-name="Times New Roman" fo:font-size="12pt" style:font-size-asian="12pt" style:font-size-complex="12pt" fo:language="en" fo:country="US"/>
    </style:style>
    <style:style style:name="T317" style:parent-style-name="DefaultParagraphFont" style:family="text">
      <style:text-properties style:font-name="Times New Roman" fo:font-size="12pt" style:font-size-asian="12pt" style:font-size-complex="12pt" fo:language="en" fo:country="US"/>
    </style:style>
    <style:style style:name="P318" style:parent-style-name="CommentText" style:family="paragraph">
      <style:paragraph-properties fo:text-align="start" fo:text-indent="0in"/>
    </style:style>
    <style:style style:name="T319" style:parent-style-name="DefaultParagraphFont" style:family="text">
      <style:text-properties style:font-name="Times New Roman" fo:font-size="12pt" style:font-size-asian="12pt" style:font-size-complex="12pt" fo:language="en" fo:country="US"/>
    </style:style>
    <style:style style:name="P320" style:parent-style-name="Standard" style:family="paragraph">
      <style:paragraph-properties fo:text-align="start" fo:text-indent="0in"/>
      <style:text-properties style:font-name="Times New Roman" fo:font-size="12pt" style:font-size-asian="12pt" style:font-size-complex="12pt" fo:language="en" fo:country="US"/>
    </style:style>
    <style:style style:name="P321"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322"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323" style:parent-style-name="Standard" style:family="paragraph">
      <style:paragraph-properties fo:text-align="start" fo:text-indent="0in"/>
      <style:text-properties style:font-name="Times New Roman" fo:font-size="12pt" style:font-size-asian="12pt" style:font-size-complex="12pt" fo:language="en" fo:country="US"/>
    </style:style>
    <style:style style:name="P324" style:parent-style-name="Standard" style:family="paragraph">
      <style:paragraph-properties fo:text-align="start" fo:text-indent="0in"/>
      <style:text-properties style:font-name="Times New Roman" fo:font-size="12pt" style:font-size-asian="12pt" style:font-size-complex="12pt" fo:language="en" fo:country="US"/>
    </style:style>
    <style:style style:name="P325" style:parent-style-name="Standard" style:family="paragraph">
      <style:paragraph-properties fo:text-align="start" fo:text-indent="0in"/>
      <style:text-properties style:font-name="Times New Roman" fo:font-size="12pt" style:font-size-asian="12pt" style:font-size-complex="12pt" fo:language="en" fo:country="US"/>
    </style:style>
    <style:style style:name="P326" style:parent-style-name="Standard" style:family="paragraph">
      <style:paragraph-properties fo:text-align="start" fo:text-indent="0.4916in"/>
    </style:style>
    <style:style style:name="T327" style:parent-style-name="Absatz-Standardschriftart" style:family="text">
      <style:text-properties style:font-name="Times New Roman" fo:font-size="12pt" style:font-size-asian="12pt" style:font-size-complex="12pt" fo:language="en" fo:country="US"/>
    </style:style>
    <style:style style:name="T328" style:parent-style-name="Absatz-Standardschriftart" style:family="text">
      <style:text-properties style:font-name="Times New Roman" fo:font-size="12pt" style:font-size-asian="12pt" style:font-size-complex="12pt" fo:language="en" fo:country="US"/>
    </style:style>
    <style:style style:name="T329" style:parent-style-name="DefaultParagraphFont" style:family="text">
      <style:text-properties style:font-name="Times New Roman" fo:font-size="12pt" style:font-size-asian="12pt" style:font-size-complex="12pt" fo:language="en" fo:country="US"/>
    </style:style>
    <style:style style:name="T330" style:parent-style-name="Strong" style:family="text">
      <style:text-properties style:font-name="Times New Roman" fo:font-weight="normal" style:font-weight-asian="normal" style:font-weight-complex="normal" fo:font-size="12pt" style:font-size-asian="12pt" style:font-size-complex="12pt" fo:language="en" fo:country="US"/>
    </style:style>
    <style:style style:name="T331" style:parent-style-name="Strong" style:family="text">
      <style:text-properties style:font-name="Times New Roman" fo:font-weight="normal" style:font-weight-asian="normal" style:font-weight-complex="normal" fo:font-size="12pt" style:font-size-asian="12pt" style:font-size-complex="12pt" fo:language="en" fo:country="US"/>
    </style:style>
    <style:style style:name="T332" style:parent-style-name="Strong" style:family="text">
      <style:text-properties style:font-name="Times New Roman" fo:font-weight="normal" style:font-weight-asian="normal" style:font-weight-complex="normal" fo:font-size="12pt" style:font-size-asian="12pt" style:font-size-complex="12pt" fo:language="en" fo:country="US"/>
    </style:style>
    <style:style style:name="T333" style:parent-style-name="Strong" style:family="text">
      <style:text-properties style:font-name="Times New Roman" fo:font-weight="normal" style:font-weight-asian="normal" style:font-weight-complex="normal" fo:font-size="12pt" style:font-size-asian="12pt" style:font-size-complex="12pt" fo:language="en" fo:country="US"/>
    </style:style>
    <style:style style:name="P334" style:parent-style-name="CommentText" style:family="paragraph">
      <style:paragraph-properties fo:text-align="start" fo:text-indent="0in"/>
    </style:style>
    <style:style style:name="T335" style:parent-style-name="Strong" style:family="text">
      <style:text-properties style:font-name="Times New Roman" fo:font-size="12pt" style:font-size-asian="12pt" style:font-size-complex="12pt" fo:language="en" fo:country="US"/>
    </style:style>
    <style:style style:name="T336" style:parent-style-name="Absatz-Standardschriftart" style:family="text">
      <style:text-properties style:font-name="Times New Roman" fo:font-size="12pt" style:font-size-asian="12pt" style:font-size-complex="12pt" fo:language="en" fo:country="US"/>
    </style:style>
    <style:style style:name="P337" style:parent-style-name="Standard" style:family="paragraph">
      <style:paragraph-properties fo:text-align="start" fo:text-indent="0in"/>
    </style:style>
    <style:style style:name="P338" style:parent-style-name="Standard" style:family="paragraph">
      <style:paragraph-properties fo:text-align="start" fo:text-indent="0in"/>
    </style:style>
    <style:style style:name="T339"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340"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341" style:parent-style-name="CommentText" style:family="paragraph">
      <style:paragraph-properties fo:text-align="start" fo:text-indent="0in"/>
    </style:style>
    <style:style style:name="P342" style:parent-style-name="Standard" style:family="paragraph">
      <style:paragraph-properties fo:text-align="start" fo:text-indent="0.4916in"/>
    </style:style>
    <style:style style:name="T343" style:parent-style-name="DefaultParagraphFont" style:family="text">
      <style:text-properties style:font-name="Times New Roman" fo:font-size="12pt" style:font-size-asian="12pt" style:font-size-complex="12pt" fo:language="en" fo:country="US"/>
    </style:style>
    <style:style style:name="P344" style:parent-style-name="CommentText" style:family="paragraph">
      <style:paragraph-properties fo:text-align="start" fo:text-indent="0in"/>
    </style:style>
    <style:style style:name="T345" style:parent-style-name="DefaultParagraphFont" style:family="text">
      <style:text-properties fo:language="en" fo:country="US"/>
    </style:style>
    <style:style style:name="P346" style:parent-style-name="CommentText" style:family="paragraph">
      <style:paragraph-properties fo:text-align="start" fo:text-indent="0in"/>
    </style:style>
    <style:style style:name="T347" style:parent-style-name="DefaultParagraphFont" style:family="text">
      <style:text-properties style:font-name="Times New Roman" fo:font-size="12pt" style:font-size-asian="12pt" style:font-size-complex="12pt" fo:language="en" fo:country="US"/>
    </style:style>
    <style:style style:name="T348" style:parent-style-name="DefaultParagraphFont" style:family="text">
      <style:text-properties style:font-name="Times New Roman" fo:font-size="12pt" style:font-size-asian="12pt" style:font-size-complex="12pt" fo:language="en" fo:country="US"/>
    </style:style>
    <style:style style:name="P349" style:parent-style-name="CommentText" style:family="paragraph">
      <style:paragraph-properties fo:text-align="start" fo:text-indent="0in"/>
    </style:style>
    <style:style style:name="P350" style:parent-style-name="CommentText" style:family="paragraph">
      <style:paragraph-properties fo:text-align="start" fo:text-indent="0in"/>
    </style:style>
    <style:style style:name="P351" style:parent-style-name="CommentText" style:family="paragraph">
      <style:paragraph-properties fo:text-align="start" fo:text-indent="0in"/>
    </style:style>
    <style:style style:name="T352" style:parent-style-name="DefaultParagraphFont" style:family="text">
      <style:text-properties style:font-name="Times New Roman" fo:font-size="12pt" style:font-size-asian="12pt" style:font-size-complex="12pt" fo:language="en" fo:country="US"/>
    </style:style>
    <style:style style:name="T353" style:parent-style-name="DefaultParagraphFont" style:family="text">
      <style:text-properties style:font-name="Times New Roman" fo:font-size="12pt" style:font-size-asian="12pt" style:font-size-complex="12pt" fo:language="en" fo:country="US"/>
    </style:style>
    <style:style style:name="P354" style:parent-style-name="Standard" style:family="paragraph">
      <style:paragraph-properties fo:text-align="start" fo:text-indent="0in">
        <style:tab-stops>
          <style:tab-stop style:type="left" style:position="1.3125in"/>
        </style:tab-stops>
      </style:paragraph-properties>
      <style:text-properties fo:language="en" fo:country="US"/>
    </style:style>
    <style:style style:name="P355" style:parent-style-name="Standard" style:family="paragraph">
      <style:paragraph-properties fo:text-align="start" fo:text-indent="0in">
        <style:tab-stops>
          <style:tab-stop style:type="left" style:position="1.3125in"/>
        </style:tab-stops>
      </style:paragraph-properties>
      <style:text-properties fo:language="en" fo:country="US"/>
    </style:style>
    <style:style style:name="P356" style:parent-style-name="Standard" style:family="paragraph">
      <style:paragraph-properties fo:text-align="start" fo:text-indent="0in">
        <style:tab-stops>
          <style:tab-stop style:type="left" style:position="1.3125in"/>
        </style:tab-stops>
      </style:paragraph-properties>
      <style:text-properties fo:language="en" fo:country="US"/>
    </style:style>
    <style:style style:name="P357" style:parent-style-name="Standard" style:family="paragraph">
      <style:paragraph-properties fo:text-align="start" fo:text-indent="0.4916in"/>
    </style:style>
    <style:style style:name="T35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359"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360" style:parent-style-name="Absatz-Standardschriftart" style:family="text">
      <style:text-properties style:font-name="Times New Roman" fo:font-size="12pt" style:font-size-asian="12pt" style:font-size-complex="12pt" fo:language="en" fo:country="US"/>
    </style:style>
    <style:style style:name="T361" style:parent-style-name="Absatz-Standardschriftart" style:family="text">
      <style:text-properties style:font-name="Times New Roman" fo:font-size="12pt" style:font-size-asian="12pt" style:font-size-complex="12pt" fo:language="en" fo:country="US"/>
    </style:style>
    <style:style style:name="T362" style:parent-style-name="Absatz-Standardschriftart" style:family="text">
      <style:text-properties style:font-name="Times New Roman" fo:font-size="12pt" style:font-size-asian="12pt" style:font-size-complex="12pt" fo:language="en" fo:country="US"/>
    </style:style>
    <style:style style:name="T363" style:parent-style-name="Absatz-Standardschriftart" style:family="text">
      <style:text-properties style:font-name="Times New Roman" style:letter-kerning="false" fo:font-size="12pt" style:font-size-asian="12pt" style:font-size-complex="12pt" fo:language="en" fo:country="US"/>
    </style:style>
    <style:style style:name="T364" style:parent-style-name="Absatz-Standardschriftart" style:family="text">
      <style:text-properties style:font-name="Times New Roman" fo:font-size="12pt" style:font-size-asian="12pt" style:font-size-complex="12pt" fo:language="en" fo:country="US"/>
    </style:style>
    <style:style style:name="T365" style:parent-style-name="Absatz-Standardschriftart" style:family="text">
      <style:text-properties style:font-name="Times New Roman" style:letter-kerning="false" fo:font-size="12pt" style:font-size-asian="12pt" style:font-size-complex="12pt" fo:language="en" fo:country="US"/>
    </style:style>
    <style:style style:name="T366" style:parent-style-name="Absatz-Standardschriftart" style:family="text">
      <style:text-properties style:font-name="Times New Roman" style:letter-kerning="false" fo:font-size="12pt" style:font-size-asian="12pt" style:font-size-complex="12pt" fo:language="en" fo:country="US"/>
    </style:style>
    <style:style style:name="T367" style:parent-style-name="Absatz-Standardschriftart" style:family="text">
      <style:text-properties style:font-name="Times New Roman" style:letter-kerning="false" fo:font-size="12pt" style:font-size-asian="12pt" style:font-size-complex="12pt" fo:language="en" fo:country="US"/>
    </style:style>
    <style:style style:name="T368" style:parent-style-name="Absatz-Standardschriftart" style:family="text">
      <style:text-properties style:font-name="Times New Roman" fo:font-size="12pt" style:font-size-asian="12pt" style:font-size-complex="12pt" fo:language="en" fo:country="US"/>
    </style:style>
    <style:style style:name="T369" style:parent-style-name="Absatz-Standardschriftart" style:family="text">
      <style:text-properties style:font-name="Times New Roman" style:letter-kerning="false" fo:font-size="12pt" style:font-size-asian="12pt" style:font-size-complex="12pt" fo:language="en" fo:country="US"/>
    </style:style>
    <style:style style:name="T370" style:parent-style-name="Absatz-Standardschriftart" style:family="text">
      <style:text-properties style:font-name="Times New Roman" fo:font-size="12pt" style:font-size-asian="12pt" style:font-size-complex="12pt" fo:language="en" fo:country="US"/>
    </style:style>
    <style:style style:name="T371" style:parent-style-name="Absatz-Standardschriftart" style:family="text">
      <style:text-properties style:font-name="Times New Roman" fo:font-size="12pt" style:font-size-asian="12pt" style:font-size-complex="12pt" fo:language="en" fo:country="US"/>
    </style:style>
    <style:style style:name="P372" style:parent-style-name="Standard" style:family="paragraph">
      <style:paragraph-properties fo:text-align="start" fo:text-indent="0.4916in"/>
    </style:style>
    <style:style style:name="T373" style:parent-style-name="Absatz-Standardschriftart" style:family="text">
      <style:text-properties style:font-name="Times New Roman" fo:font-size="12pt" style:font-size-asian="12pt" style:font-size-complex="12pt" fo:language="en" fo:country="US"/>
    </style:style>
    <style:style style:name="T374" style:parent-style-name="Absatz-Standardschriftart" style:family="text">
      <style:text-properties style:font-name="Times New Roman" fo:font-size="12pt" style:font-size-asian="12pt" style:font-size-complex="12pt" fo:language="en" fo:country="US"/>
    </style:style>
    <style:style style:name="P375" style:parent-style-name="Standard" style:family="paragraph">
      <style:paragraph-properties fo:text-align="start" fo:text-indent="0.4916in"/>
    </style:style>
    <style:style style:name="T376" style:parent-style-name="Absatz-Standardschriftart" style:family="text">
      <style:text-properties style:font-name="Times New Roman" fo:font-size="12pt" style:font-size-asian="12pt" style:font-size-complex="12pt" fo:language="en" fo:country="US"/>
    </style:style>
    <style:style style:name="P377" style:parent-style-name="CommentText" style:family="paragraph">
      <style:paragraph-properties fo:text-align="start" fo:text-indent="0in"/>
    </style:style>
    <style:style style:name="P378" style:parent-style-name="Standard" style:family="paragraph">
      <style:paragraph-properties fo:text-align="start" fo:text-indent="0.4916in"/>
    </style:style>
    <style:style style:name="T379"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da" fo:country="DK"/>
    </style:style>
    <style:style style:name="T380" style:parent-style-name="Absatz-Standardschriftart" style:family="text">
      <style:text-properties style:font-name="Times New Roman" fo:font-style="italic" style:font-style-asian="italic" style:font-style-complex="italic" fo:font-size="12pt" style:font-size-asian="12pt" style:font-size-complex="12pt" fo:language="da" fo:country="DK"/>
    </style:style>
    <style:style style:name="T381" style:parent-style-name="Absatz-Standardschriftart" style:family="text">
      <style:text-properties style:font-name="Times New Roman" fo:font-size="12pt" style:font-size-asian="12pt" style:font-size-complex="12pt" fo:language="da" fo:country="DK"/>
    </style:style>
    <style:style style:name="T382" style:parent-style-name="Absatz-Standardschriftart" style:family="text">
      <style:text-properties style:font-name="Times New Roman" fo:font-size="12pt" style:font-size-asian="12pt" style:font-size-complex="12pt" fo:language="en" fo:country="US"/>
    </style:style>
    <style:style style:name="T383" style:parent-style-name="Absatz-Standardschriftart" style:family="text">
      <style:text-properties style:font-name="Times New Roman" fo:font-size="12pt" style:font-size-asian="12pt" style:font-size-complex="12pt" fo:language="en" fo:country="US"/>
    </style:style>
    <style:style style:name="P384" style:parent-style-name="Standard" style:family="paragraph">
      <style:paragraph-properties fo:text-align="start" fo:text-indent="0.4916in"/>
    </style:style>
    <style:style style:name="T385"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386" style:parent-style-name="Absatz-Standardschriftart" style:family="text">
      <style:text-properties style:font-name="Times New Roman" fo:font-size="12pt" style:font-size-asian="12pt" style:font-size-complex="12pt" fo:language="en" fo:country="US"/>
    </style:style>
    <style:style style:name="T387" style:parent-style-name="Absatz-Standardschriftart" style:family="text">
      <style:text-properties style:font-name="Times New Roman" fo:font-size="12pt" style:font-size-asian="12pt" style:font-size-complex="12pt" fo:language="en" fo:country="US"/>
    </style:style>
    <style:style style:name="T388" style:parent-style-name="Absatz-Standardschriftart" style:family="text">
      <style:text-properties style:font-name="Times New Roman" fo:font-size="12pt" style:font-size-asian="12pt" style:font-size-complex="12pt" fo:language="en" fo:country="US"/>
    </style:style>
    <style:style style:name="T389" style:parent-style-name="Absatz-Standardschriftart" style:family="text">
      <style:text-properties style:font-name="Times New Roman" fo:font-size="12pt" style:font-size-asian="12pt" style:font-size-complex="12pt" fo:language="en" fo:country="US"/>
    </style:style>
    <style:style style:name="T390" style:parent-style-name="Absatz-Standardschriftart" style:family="text">
      <style:text-properties style:font-name="Times New Roman" fo:font-size="12pt" style:font-size-asian="12pt" style:font-size-complex="12pt" fo:language="en" fo:country="US"/>
    </style:style>
    <style:style style:name="T391" style:parent-style-name="Absatz-Standardschriftart" style:family="text">
      <style:text-properties style:font-name="Times New Roman" fo:font-size="12pt" style:font-size-asian="12pt" style:font-size-complex="12pt" fo:language="en" fo:country="US"/>
    </style:style>
    <style:style style:name="T392" style:parent-style-name="Absatz-Standardschriftart" style:family="text">
      <style:text-properties style:font-name="Times New Roman" fo:font-size="12pt" style:font-size-asian="12pt" style:font-size-complex="12pt" fo:language="en" fo:country="US"/>
    </style:style>
    <style:style style:name="P393" style:parent-style-name="CommentText" style:family="paragraph">
      <style:paragraph-properties fo:text-align="start" fo:text-indent="0in"/>
    </style:style>
    <style:style style:name="T394" style:parent-style-name="Absatz-Standardschriftart" style:family="text">
      <style:text-properties style:font-name="Times New Roman" fo:font-size="12pt" style:font-size-asian="12pt" style:font-size-complex="12pt" fo:language="en" fo:country="US"/>
    </style:style>
    <style:style style:name="P395" style:parent-style-name="Standard" style:family="paragraph">
      <style:paragraph-properties fo:text-align="start" fo:text-indent="0.4916in"/>
    </style:style>
    <style:style style:name="T396"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397" style:parent-style-name="Absatz-Standardschriftart" style:family="text">
      <style:text-properties style:font-name="Times New Roman" fo:font-size="12pt" style:font-size-asian="12pt" style:font-size-complex="12pt" fo:language="en" fo:country="US"/>
    </style:style>
    <style:style style:name="T398" style:parent-style-name="Absatz-Standardschriftart" style:family="text">
      <style:text-properties style:font-name="Times New Roman" fo:font-size="12pt" style:font-size-asian="12pt" style:font-size-complex="12pt" fo:language="en" fo:country="US"/>
    </style:style>
    <style:style style:name="P399" style:parent-style-name="CommentText" style:family="paragraph">
      <style:paragraph-properties fo:text-align="start" fo:text-indent="0in"/>
    </style:style>
    <style:style style:name="T400" style:parent-style-name="Absatz-Standardschriftart" style:family="text">
      <style:text-properties style:font-name="Times New Roman" fo:font-size="12pt" style:font-size-asian="12pt" style:font-size-complex="12pt" fo:language="en" fo:country="US"/>
    </style:style>
    <style:style style:name="T401" style:parent-style-name="Absatz-Standardschriftart" style:family="text">
      <style:text-properties style:font-name="Times New Roman" fo:font-size="12pt" style:font-size-asian="12pt" style:font-size-complex="12pt" fo:language="en" fo:country="US"/>
    </style:style>
    <style:style style:name="P402" style:parent-style-name="Standard" style:family="paragraph">
      <style:paragraph-properties fo:text-align="start" fo:text-indent="0in"/>
      <style:text-properties style:font-name="Times New Roman" fo:font-size="12pt" style:font-size-asian="12pt" style:font-size-complex="12pt" fo:language="en" fo:country="US"/>
    </style:style>
    <style:style style:name="P403" style:parent-style-name="Standard" style:family="paragraph">
      <style:paragraph-properties fo:text-align="start" fo:text-indent="0in"/>
      <style:text-properties style:font-name="Times New Roman" fo:font-size="12pt" style:font-size-asian="12pt" style:font-size-complex="12pt" fo:language="en" fo:country="US"/>
    </style:style>
    <style:style style:name="P404" style:parent-style-name="Standard" style:family="paragraph">
      <style:paragraph-properties fo:text-align="start" fo:text-indent="0in"/>
    </style:style>
    <style:style style:name="T405" style:parent-style-name="Absatz-Standardschriftart" style:family="text">
      <style:text-properties style:font-name="Times New Roman" fo:font-size="12pt" style:font-size-asian="12pt" style:font-size-complex="12pt" fo:language="en" fo:country="US"/>
    </style:style>
    <style:style style:name="P406" style:parent-style-name="CommentText" style:family="paragraph">
      <style:paragraph-properties fo:text-align="start" fo:text-indent="0in"/>
    </style:style>
    <style:style style:name="P407" style:parent-style-name="CommentText" style:family="paragraph">
      <style:paragraph-properties fo:text-align="start" fo:text-indent="0in"/>
    </style:style>
    <style:style style:name="P408" style:parent-style-name="Standard" style:family="paragraph">
      <style:paragraph-properties fo:text-align="start" fo:text-indent="0in"/>
      <style:text-properties style:font-name="Times New Roman" fo:font-size="12pt" style:font-size-asian="12pt" style:font-size-complex="12pt"/>
    </style:style>
    <style:style style:name="P409"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410" style:parent-style-name="Standard" style:family="paragraph">
      <style:paragraph-properties fo:text-align="start" fo:text-indent="0in"/>
    </style:style>
    <style:style style:name="T411" style:parent-style-name="Absatz-Standardschriftart" style:family="text">
      <style:text-properties style:font-name="Times New Roman" fo:font-size="12pt" style:font-size-asian="12pt" style:font-size-complex="12pt" fo:language="en" fo:country="US"/>
    </style:style>
    <style:style style:name="T412" style:parent-style-name="Absatz-Standardschriftart" style:family="text">
      <style:text-properties style:font-name="Times New Roman" fo:font-size="12pt" style:font-size-asian="12pt" style:font-size-complex="12pt" fo:language="en" fo:country="US" style:language-asian="de" style:country-asian="DE"/>
    </style:style>
    <style:style style:name="P413" style:parent-style-name="Standard" style:family="paragraph">
      <style:paragraph-properties fo:text-align="start" fo:text-indent="0in"/>
      <style:text-properties style:font-name="Times New Roman" fo:font-size="12pt" style:font-size-asian="12pt" style:font-size-complex="12pt" fo:language="en" fo:country="US"/>
    </style:style>
    <style:style style:name="P414" style:parent-style-name="Standard" style:family="paragraph">
      <style:paragraph-properties fo:text-align="start" fo:text-indent="0in"/>
      <style:text-properties style:font-name="Times New Roman" fo:font-size="12pt" style:font-size-asian="12pt" style:font-size-complex="12pt" fo:language="en" fo:country="US"/>
    </style:style>
    <style:style style:name="P415" style:parent-style-name="Standard" style:family="paragraph">
      <style:paragraph-properties fo:text-align="start" fo:text-indent="0in"/>
    </style:style>
    <style:style style:name="T416" style:parent-style-name="Absatz-Standardschriftart" style:family="text">
      <style:text-properties style:font-name="Times New Roman" fo:font-size="12pt" style:font-size-asian="12pt" style:font-size-complex="12pt" fo:language="en" fo:country="US"/>
    </style:style>
    <style:style style:name="T417"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418" style:parent-style-name="CommentText" style:family="paragraph">
      <style:paragraph-properties fo:text-align="start" fo:text-indent="0in"/>
    </style:style>
    <style:style style:name="P419" style:parent-style-name="Standard" style:family="paragraph">
      <style:paragraph-properties fo:text-align="start" fo:text-indent="0in"/>
    </style:style>
    <style:style style:name="T420" style:parent-style-name="DefaultParagraphFont" style:family="text">
      <style:text-properties style:font-name="Times New Roman" fo:font-size="12pt" style:font-size-asian="12pt" style:font-size-complex="12pt" fo:language="en" fo:country="US"/>
    </style:style>
    <style:style style:name="P421" style:parent-style-name="CommentText" style:family="paragraph">
      <style:paragraph-properties fo:text-align="start" fo:text-indent="0in"/>
    </style:style>
    <style:style style:name="T422" style:parent-style-name="DefaultParagraphFont" style:family="text">
      <style:text-properties style:font-name="Times New Roman" fo:font-size="12pt" style:font-size-asian="12pt" style:font-size-complex="12pt" fo:language="en" fo:country="US"/>
    </style:style>
    <style:style style:name="T423" style:parent-style-name="DefaultParagraphFont" style:family="text">
      <style:text-properties style:font-name="Times New Roman" fo:font-size="12pt" style:font-size-asian="12pt" style:font-size-complex="12pt" fo:language="en" fo:country="US"/>
    </style:style>
    <style:style style:name="P424" style:parent-style-name="Standard" style:family="paragraph">
      <style:paragraph-properties fo:text-align="start" fo:text-indent="0in"/>
      <style:text-properties style:font-name="Times New Roman" fo:font-size="12pt" style:font-size-asian="12pt" style:font-size-complex="12pt" fo:language="en" fo:country="US"/>
    </style:style>
    <style:style style:name="P425" style:parent-style-name="Standard" style:list-style-name="LFO1" style:family="paragraph">
      <style:paragraph-properties fo:text-align="start"/>
    </style:style>
    <style:style style:name="T426" style:parent-style-name="DefaultParagraphFont" style:family="text">
      <style:text-properties style:font-name="Times New Roman" fo:font-size="12pt" style:font-size-asian="12pt" style:font-size-complex="12pt" fo:language="en" fo:country="US"/>
    </style:style>
    <style:style style:name="P427" style:parent-style-name="Standard" style:list-style-name="LFO1" style:family="paragraph">
      <style:paragraph-properties fo:text-align="start"/>
    </style:style>
    <style:style style:name="T428" style:parent-style-name="DefaultParagraphFont" style:family="text">
      <style:text-properties style:font-name="Times New Roman" fo:font-size="12pt" style:font-size-asian="12pt" style:font-size-complex="12pt" fo:language="en" fo:country="US"/>
    </style:style>
    <style:style style:name="T429" style:parent-style-name="DefaultParagraphFont" style:family="text">
      <style:text-properties style:font-name="Times New Roman" fo:font-size="12pt" style:font-size-asian="12pt" style:font-size-complex="12pt" fo:language="en" fo:country="US"/>
    </style:style>
    <style:style style:name="P430" style:parent-style-name="CommentText" style:family="paragraph">
      <style:paragraph-properties fo:text-align="start" fo:text-indent="0in"/>
    </style:style>
    <style:style style:name="P431" style:parent-style-name="CommentText" style:family="paragraph">
      <style:paragraph-properties fo:text-align="start" fo:text-indent="0in"/>
    </style:style>
    <style:style style:name="T432" style:parent-style-name="DefaultParagraphFont" style:family="text">
      <style:text-properties style:font-name="Times New Roman" fo:font-size="12pt" style:font-size-asian="12pt" style:font-size-complex="12pt" fo:language="en" fo:country="US"/>
    </style:style>
    <style:style style:name="P433" style:parent-style-name="Standard" style:list-style-name="LFO1" style:family="paragraph">
      <style:paragraph-properties fo:text-align="start"/>
    </style:style>
    <style:style style:name="T434" style:parent-style-name="DefaultParagraphFont" style:family="text">
      <style:text-properties style:font-name="Times New Roman" fo:font-size="12pt" style:font-size-asian="12pt" style:font-size-complex="12pt" fo:language="en" fo:country="US"/>
    </style:style>
    <style:style style:name="P435" style:parent-style-name="Standard" style:list-style-name="LFO2" style:family="paragraph">
      <style:paragraph-properties fo:text-align="start"/>
    </style:style>
    <style:style style:name="T436" style:parent-style-name="DefaultParagraphFont" style:family="text">
      <style:text-properties style:font-name="Times New Roman" fo:font-size="12pt" style:font-size-asian="12pt" style:font-size-complex="12pt" fo:language="en" fo:country="US"/>
    </style:style>
    <style:style style:name="T437" style:parent-style-name="DefaultParagraphFont" style:family="text">
      <style:text-properties style:font-name="Times New Roman" fo:font-size="12pt" style:font-size-asian="12pt" style:font-size-complex="12pt" fo:language="en" fo:country="US"/>
    </style:style>
    <style:style style:name="P438" style:parent-style-name="CommentText" style:family="paragraph">
      <style:paragraph-properties fo:text-align="start" fo:text-indent="0in"/>
    </style:style>
    <style:style style:name="T439" style:parent-style-name="DefaultParagraphFont" style:family="text">
      <style:text-properties style:font-name="Times New Roman" fo:font-size="12pt" style:font-size-asian="12pt" style:font-size-complex="12pt" fo:language="en" fo:country="US"/>
    </style:style>
    <style:style style:name="P440" style:parent-style-name="Standard" style:list-style-name="LFO2" style:family="paragraph">
      <style:paragraph-properties fo:text-align="start"/>
    </style:style>
    <style:style style:name="T441" style:parent-style-name="DefaultParagraphFont" style:family="text">
      <style:text-properties style:font-name="Times New Roman" fo:font-size="12pt" style:font-size-asian="12pt" style:font-size-complex="12pt" fo:language="en" fo:country="US"/>
    </style:style>
    <style:style style:name="P442" style:parent-style-name="Standard" style:list-style-name="LFO1" style:family="paragraph">
      <style:paragraph-properties fo:text-align="start"/>
    </style:style>
    <style:style style:name="T443" style:parent-style-name="DefaultParagraphFont" style:family="text">
      <style:text-properties style:font-name="Times New Roman" fo:font-size="12pt" style:font-size-asian="12pt" style:font-size-complex="12pt" fo:language="en" fo:country="US"/>
    </style:style>
    <style:style style:name="P444" style:parent-style-name="Standard" style:list-style-name="LFO3" style:family="paragraph">
      <style:paragraph-properties fo:text-align="start"/>
    </style:style>
    <style:style style:name="T445" style:parent-style-name="DefaultParagraphFont" style:family="text">
      <style:text-properties style:font-name="Times New Roman" fo:font-size="12pt" style:font-size-asian="12pt" style:font-size-complex="12pt" fo:language="en" fo:country="US"/>
    </style:style>
    <style:style style:name="T446" style:parent-style-name="DefaultParagraphFont" style:family="text">
      <style:text-properties style:font-name="Times New Roman" fo:font-size="12pt" style:font-size-asian="12pt" style:font-size-complex="12pt" fo:language="en" fo:country="US"/>
    </style:style>
    <style:style style:name="P447" style:parent-style-name="CommentText" style:family="paragraph">
      <style:paragraph-properties fo:text-align="start" fo:text-indent="0in"/>
    </style:style>
    <style:style style:name="T448" style:parent-style-name="DefaultParagraphFont" style:family="text">
      <style:text-properties style:font-name="Times New Roman" fo:font-size="12pt" style:font-size-asian="12pt" style:font-size-complex="12pt" fo:language="en" fo:country="US"/>
    </style:style>
    <style:style style:name="P449" style:parent-style-name="Standard" style:list-style-name="LFO3" style:family="paragraph">
      <style:paragraph-properties fo:text-align="start"/>
    </style:style>
    <style:style style:name="T450" style:parent-style-name="DefaultParagraphFont" style:family="text">
      <style:text-properties style:font-name="Times New Roman" fo:font-size="12pt" style:font-size-asian="12pt" style:font-size-complex="12pt" fo:language="en" fo:country="US"/>
    </style:style>
  </office:automatic-styles>
  <office:body>
    <office:text text:use-soft-page-breaks="true">
      <text:p text:style-name="P1">Introduction</text:p>
      <text:p text:style-name="P2"><text:span text:style-name="T3"><office:annotation office:name="0" xml:id="2136391625"><dc:creator>Janka Hauffe</dc:creator><dc:date>2025-02-28T09:50:00</dc:date><meta:creator-initials>JH</meta:creator-initials><text:p text:style-name="P4">Bit to much maybe. Maybe better:</text:p></office:annotation><office:annotation office:name="1" xml:id="753933664"><dc:creator>Janka Hauffe</dc:creator><dc:date>2025-02-28T10:54:00</dc:date><meta:creator-initials>JH</meta:creator-initials><text:p text:style-name="P5">Imagine waking up and noticing that you're a bit more disoriented than usual, finding it harder to concentrate, or struggling to remember simple tasks from the day before.<text:s/></text:p></office:annotation>Imagine waking up one day<text:s/></text:span><text:span text:style-name="T6"><office:annotation-end office:name="0"/></text:span><text:span text:style-name="T7"><office:annotation-end office:name="1"/></text:span><text:span text:style-name="T8">feeling disoriented, unable to concentrate, or struggling to remember simple tasks from the day before. For many individuals recovering from COVID-19, this mental cloudiness, often described as "</text:span><text:span text:style-name="T9"><office:annotation office:name="2" xml:id="860640688"><dc:creator>Janka Hauffe</dc:creator><dc:date>2025-02-02T15:28:00</dc:date><meta:creator-initials>JH</meta:creator-initials><text:p text:style-name="P10">I need citation here</text:p></office:annotation>brain fog,"<text:s/></text:span><text:span text:style-name="T11"><office:annotation-end office:name="2"/></text:span><text:span text:style-name="T12">is a persistent reminder of their illness. These cognitive challenges, along with fatigue and other lingering symptoms, continue to affect their daily lives long after the infection has passed.</text:span></text:p>
      <text:p text:style-name="P13"><text:span text:style-name="T14">Cognition is the most complex function of the brain (Birle et al., 2020) and is defined as “the mental action or process of acquiring knowledge and understanding through thought, experience, and the senses” (Cambridge Cognition, 2015). It<text:s/></text:span><text:span text:style-name="T15">is essential for navigating the complexities of everyday life (Cambridge Cognition, 2015; Eysenck &amp; Brysbaert, 2018; Liu, Wang, Xin, Jiang &amp; Meng, 2024), enabling<text:s/></text:span><text:span text:style-name="T16"><office:annotation office:name="3" xml:id="2068082015"><dc:creator>Janka Hauffe</dc:creator><dc:date>2025-02-28T09:54:00</dc:date><meta:creator-initials>JH</meta:creator-initials><text:p text:style-name="P17">Individuals better?</text:p></office:annotation>us</text:span><text:span text:style-name="T18"><office:annotation-end office:name="3"/></text:span><text:span text:style-name="T19"><text:s/>to comprehend and interact with the world around<text:s/></text:span><text:span text:style-name="T20"><office:annotation office:name="4" xml:id="1855725796"><dc:creator>Janka Hauffe</dc:creator><dc:date>2025-02-28T09:54:00</dc:date><meta:creator-initials>JH</meta:creator-initials><text:p text:style-name="P21">Them (if individuals)</text:p></office:annotation>us</text:span><text:span text:style-name="T22"><office:annotation-end office:name="4"/></text:span><text:span text:style-name="T23"><text:s/>(Eysenck &amp; Brysbaert, 2018). Cognition encompasses a<text:s/></text:span><text:span text:style-name="T24">range of mental processes, including the acquisition, storage, manipulation, selection and retrieval of information (Cambridge Cognition, 2015;<text:s/></text:span><text:span text:style-name="T25">Liu, Wang, Xin, Wang, Jiang &amp; Meng, 2024),as well as core cognitive functions such as attention, perception, learning, memory, language, problem solving, thinking, and reasoning (Eysenck &amp; Brysbaert, 2018). These cognitive abilities are vital for decision-making and adapting to daily challenges (Eysenck &amp; Brysbaert, 2018).<text:s/></text:span></text:p>
      <text:p text:style-name="P26"><text:span text:style-name="T27">But what happens when these vital cognitive abilities begin to</text:span><text:span text:style-name="T28"><office:annotation office:name="5" xml:id="355680813"><dc:creator>Janka Hauffe</dc:creator><dc:date>2025-02-02T15:22:00</dc:date><meta:creator-initials>JH</meta:creator-initials><text:p text:style-name="P29">But how do we cope when these essential cognitive abilities begin to decline?<text:s/></text:p></office:annotation><text:s/>decline</text:span><text:span text:style-name="CommentReference"><office:annotation-end office:name="5"/></text:span><text:span text:style-name="T30">? Cognitive decline refers to varying degrees of damage to cognitive function resulting from a range of causes (Birle et al., 2020; Liu et al., 2024). A systematic review found that the global prevalence of cognitive impairment in adults over 50 years old ranges from 5.1% to 41%, with a median prevalence of 19% (Pais, Ruano, Carvalho &amp; Barros, 2020). The prevalence increases with age (Liu et al., 2024; Pais et al., 2020). Cognitive impairment can range from subjective cognitive decline to mild cognitive impairment and more severe forms, such as dementia.<text:s/></text:span></text:p>
      <text:p text:style-name="P31"><text:span text:style-name="T32">Cognition can be assessed using various methods, each differing in their level of objectivity and sensitivity (Cambridge Cognition, 2015).</text:span><text:span text:style-name="T33"><text:s/></text:span><text:span text:style-name="T34"><office:annotation office:name="6" xml:id="1368895952"><dc:creator>Janka Hauffe</dc:creator><dc:date>2025-02-28T10:07:00</dc:date><meta:creator-initials>JH</meta:creator-initials><text:p text:style-name="P35">Delete?</text:p></office:annotation>Recognizing the importance of cognition underscores the profound effects that cognitive decline or impairment can have on an individual’s independence and quality of life</text:span><text:span text:style-name="CommentReference"><office:annotation-end office:name="6"/></text:span><text:span text:style-name="T36">.<text:s/></text:span></text:p>
      <text:p text:style-name="P37">This thesis focuses on cognitive decline in individuals experiencing Post COVID-19 Syndrome and its impact on their general well-being. To fully understand this phenomenon, an overview of <text:s/>COVID-19 and its association with cognitive impairment in Post-COVID-19 Syndrome is first provided. Then, the distinction between subjective cognitive decline and objective cognitive impairment is explained. Next, the role of electroencephalography (EEG)<text:s/><text:soft-page-break/>as a neurophysiological tool for assessing cognitive function is introduced. Following this, existing EEG research on subjective and objective cognitive impairment, as well as its application in Post-COVID-19 Syndrome, is reviewed. Finally, the specific aim of this thesis is introduced, which is to explore how differences in objective cognitive performance after SARS-CoV-2 infection relate to self-reported cognitive impairment, general well-being, and EEG alterations in individuals with and without Post-COVID-19.</text:p>
      <text:p text:style-name="P38"/>
      <text:p text:style-name="P39">Theoretical Background</text:p>
      <text:p text:style-name="P40"><text:span text:style-name="T41">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 an impact on everyday functioning (WHO, 2021). These remaining effects, referred to as Post-COVID-19 Condition or Syndrome (PCS), usually occur three months after the initial infection with the SARS-CoV-2 virus and last for at least two months with no other explanation. Approximately 10-20% of people infected with SARS-CoV-2 meet the criteria for PCS (WHO, 2021).<text:s/></text:span></text:p>
      <text:p text:style-name="P42">Cognitive Impairment in PCS</text:p>
      <text:p text:style-name="P43"><text:span text:style-name="T44">Cognitive impairment is one of the most frequent symptoms of PCS (Davids et al., 2021; WHO) and is therefore of high interest. These impairments are characterized by confusion, memory difficulties, disorientation, and trouble concentrating, which are referred to as experiencing “brain fog” by affected individuals (Bland et al., 2024; Kwan et al., 2024). Around 22% of individuals diagnosed with PCS experience COVID-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text:span></text:p>
      <text:p text:style-name="P45"><text:span text:style-name="T46">However, most studies have reported higher rates of cognitive impairment through subjective cognitive complaints than through objective test results (Schild, Scharfenberg, Kirchner et al., 2023). For instance, in a study by Schild, Goereci, Scharfenberg et al. (2023) among 52 patients who self-reported cognitive impairment after SARS-CoV-2 infection,<text:s/></text:span><text:soft-page-break/><text:span text:style-name="T47">objective cognitive screening tests confirmed impairment in only 25%, while extensive neurological assessment indicated impairments in 60% of these patients. Moreover, Schild, Scharfberg, Kirchner, et al. (2023) reported that 88% of patients reported persistent self-reported cognitive impairment, with approximately a 40% discrepancy between the subjective reports and objective test results at both follow-up visits. Bland et al. (2024) observed that there was no significant relation between objective and subjective measures of cognitive function, implying that self-reports of “brain fog” may not be reflected by objectively measured cognitive dysfunction.</text:span></text:p>
      <text:p text:style-name="P48"><text:span text:style-name="T49">The discrepancies between self-reported cognitive difficulties and objective cognitive assessments highlight the complexity of measuring cognitive impairment. Before examining how these issues manifest in PCS, it is essential to understand the concepts of subjective cognitive decline and objective cognitive impairment in a broader context.<text:s/></text:span></text:p>
      <text:p text:style-name="P50"><text:span text:style-name="T51">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domains.<text:s/></text:span><text:span text:style-name="T52"><office:annotation office:name="7" xml:id="1797247249"><dc:creator>Janka Hauffe</dc:creator><dc:date>2025-02-10T12:37:00</dc:date><meta:creator-initials>JH</meta:creator-initials><text:p text:style-name="P53">Maybe not</text:p></office:annotation>The following sections provide an overview of both concepts, exploring their definitions, underlying mechanisms, and implications for research and clinical practice</text:span><text:span text:style-name="CommentReference"><office:annotation-end office:name="7"/></text:span><text:span text:style-name="T54">.<text:s/></text:span></text:p>
      <text:p text:style-name="P55"/>
      <text:p text:style-name="P56"><text:span text:style-name="T57">Subjective cognitive decline</text:span></text:p>
      <text:p text:style-name="P58"><text:span text:style-name="T59"><office:annotation office:name="8" xml:id="716635351"><dc:creator>Janka Hauffe</dc:creator><dc:date>2025-02-10T13:42:00</dc:date><meta:creator-initials>JH</meta:creator-initials><text:p text:style-name="P60">Or at the end of this section?</text:p></office:annotation>Several studies on subjective cognitive decline (SCD) do not differentiate between the terms<text:s/></text:span><text:span text:style-name="T61">impairment</text:span><text:span text:style-name="T62"><text:s/>(subjective cognitive impairment, SCI) and<text:s/></text:span><text:span text:style-name="T63">decline</text:span><text:span text:style-name="T64">. However, the term<text:s/></text:span><text:span text:style-name="T65">impairment</text:span><text:span text:style-name="T66"><text:s/>does not inherently indicate a temporal course of subjective cognitive change, as it can be of a chronic and stable nature and therefore requires an additional definition of onset. In contrast, the term<text:s/></text:span><text:span text:style-name="T67">decline</text:span><text:span text:style-name="T68"><text:s/>already includes the fact that an onset has occurred (Jessen et al. 2014). As this study focuses on cognitive difficulties in patients following infection with the SARS-CoV-2 virus, the term<text:s/></text:span><text:span text:style-name="T69">decline<text:s/></text:span><text:span text:style-name="T70">is more appropriate and will therefore be used throughout this thesis to ensure clarity and avoid confusion</text:span><text:span text:style-name="CommentReference"><office:annotation-end office:name="8"/></text:span><text:span text:style-name="T71">.<text:s/></text:span></text:p>
      <text:p text:style-name="P72"><text:span text:style-name="T73">Subjective cognitive decline (SCD) describes self-reported cognitive difficulties despite normal performance on standardized cognitive tests (Jessen et al., 2014;<text:s/></text:span><text:span text:style-name="T74">Perez, Duque, Hidalgo &amp; Salvador, 2024</text:span><text:span text:style-name="T75">). The term SCD was first introduced by researchers and clinicians in the field of AD in 2012 and has since been widely accepted (Jessen et al., 2014).<text:s/></text:span></text:p>
      <text:p text:style-name="P76"><text:span text:style-name="T77">To meet the diagnostic criteria for SCD, two conditions must be present (Jessen et al., 2014): (1) A self-perceived, persistent decline in cognitive capacity across various cognitive<text:s/></text:span><text:soft-page-break/><text:span text:style-name="T78">domains, compared to a previously normal status, which is not attributable to an acute event, and (2) normal performance on standardized cognitive tests used to classify mild cognitive impairment (MCI) or prodromal AD, adjusted for age, gender, and educational level. Additionally, several exclusion criteria must be considered when diagnosing SCD. Exclusion criteria are MCI, prodromal AD or dementia. Furthermore, cognitive complaints that can be explained by psychiatric or neurological disorders (other than AD), medical condition, medication, or substance use do not qualify for an SCD diagnosis (Jessen et al., 2014).<text:s/></text:span></text:p>
      <text:p text:style-name="P79"><text:span text:style-name="T80">As the aging population grows</text:span><text:span text:style-name="T81">, the prevalence of individuals experiencing SCD continues to rise (Perez et al., 2024). Not only therefore has it gained increasing attention in recent years, but also due<text:s/></text:span><text:span text:style-name="T82">to its potential role as a preclinical marker of cognitive impairment, particularly in the context of neurodegenerative diseases such as Alzheimer’s disease (AD) (Jessen et al., 2014).<text:s/></text:span><text:span text:style-name="T83">A meta-analysis of longitudinal studies on SCD with a follow-up period of at least four years estimated that 27% of individuals with SCD progressed to MCI of 27 %, while 14% developed dementia (Mitchell et al., 2014).</text:span></text:p>
      <text:p text:style-name="P84"><text:span text:style-name="T85"><office:annotation office:name="9" xml:id="23321123"><dc:creator>Janka Hauffe</dc:creator><dc:date>2025-02-10T14:39:00</dc:date><meta:creator-initials>JH</meta:creator-initials><text:p text:style-name="P86"><text:span text:style-name="T87">In conclusion, individuals with SCD perform within normal ranges on neuropsychological tests, they exhibit varying trajectories, with some maintaining stable cognitive function (Sohrabi et al., 2019) while others face an increased risk of objective cognitive impairment, such as MCI, AD, dementia (L i et al., 2022; Numbers et al., 2023; Rivas-Fern´andez et al., 2023).</text:span></text:p></office:annotation>In</text:span><text:span text:style-name="CommentReference"><office:annotation-end office:name="9"/></text:span><text:span text:style-name="T88"><text:s/>conclusion, although individuals with SCD perform within normal ranges on neuropsychological tests, they face an increased risk of developing objective cognitive impairment, such as MCI and AD (L i et al., 2022; Numbers et al., 2023; Rivas-</text:span><text:span text:style-name="T89"><office:annotation office:name="10" xml:id="781465710"><dc:creator>Janka Hauffe</dc:creator><dc:date>2025-02-28T11:13:00</dc:date><meta:creator-initials>JH</meta:creator-initials><text:p text:style-name="P90">.</text:p></office:annotation>Fern´andez<text:s/></text:span><text:span text:style-name="CommentReference"><office:annotation-end office:name="10"/></text:span><text:span text:style-name="T91">et al., 2023). Therefore, identifying early and reliable biomarkers for the detection of SCD is crucial for maintaining cognitive health and delay or prevent its progression to AD (Abdulrab &amp; Heun, 2008).</text:span></text:p>
      <text:p text:style-name="P92"/>
      <text:p text:style-name="P93">Objective cognitive impairment</text:p>
      <text:p text:style-name="P94"><text:bookmark-start text:name="_Hlk189048451"/><text:span text:style-name="T95">Objective cognitive impairment (OCI) refers to measurable deficits in cognitive function that exceed normal age-related decline and can be observed in various neurological disorders, with dementia being one of the most prevalent (Knopman &amp; Petersen, 2014). Among the different causes of dementia, AD is the most common and extensively studied (Kamatham, Shukla, Khatri &amp; Vora, 2024; Karantzoulis &amp; Galvin, 2011). However, OCI is not exclusive to dementia. Many individuals exhibit measurable cognitive deficits that exceed normal aging but do not reach the severity required for a dementia diagnosis. Mild cognitive impairment (MCI) has been identified as an early but abnormal state of cognitive decline (Petersen, 2004), representing a transitional stage between normal brain aging and dementia (Petersen, 2016; Petersen et al., 2018; Robert &amp; Knopman, 2013). Noteworthy, not all patients with MCI progress to dementia</text:span><text:span text:style-name="T96"><text:s/>(Petersen, 2016). Nevertheless, MCI is associated with a high risk of conversion to dementia within a relatively short period (Bischkopf, Busse &amp; Angermeyer,<text:s/></text:span><text:soft-page-break/><text:span text:style-name="T97">2002; Roberts &amp; Knopman, 2013), and has therefore become a significant global public health concern (Petersen et al., 2018; Roberts &amp; Knopman, 2013). The prevalence of MCI among individuals over 60 is estimated to be between 15% and 20% (Petersen, 2016).<text:s/></text:span></text:p>
      <text:p text:style-name="P98"><text:span text:style-name="T99"><office:annotation office:name="11" xml:id="1063848586"><dc:creator>Janka Hauffe</dc:creator><dc:date>2025-02-10T18:56:00</dc:date><meta:creator-initials>JH</meta:creator-initials><text:p text:style-name="P100">Can I do that, eventhough it doesn‘t completely refers to the sentence before?</text:p></office:annotation>Of these individuals<text:s/></text:span><text:span text:style-name="CommentReference"><office:annotation-end office:name="11"/></text:span><text:span text:style-name="T101">with MCI, 10-15% develop dementia annually, compared to a 1-2% annual developing rate among healthy controls (Petersen, Stevens, Ganguli &amp; Tangalos, 2001; Shah, Tangalos &amp; Petersen, 2000).</text:span></text:p>
      <text:p text:style-name="P102"><text:span text:style-name="T103"><text:tab/>The DSM-5 introduced Mild Neurocognitive Disorder (mild NCD) (as a predementia phase), which is conceptually similar to MCI (Petersen, 2016). The diagnostic criteria for NCD (and therefore also for MCI (Petersen, 2016)) are according to<text:s/></text:span><text:span text:style-name="T104"><office:annotation office:name="12" xml:id="810421002"><dc:creator>Janka Hauffe</dc:creator><dc:date>2025-02-10T19:11:00</dc:date><meta:creator-initials>JH</meta:creator-initials><text:p text:style-name="P105">cite</text:p></office:annotation>the DSM-5</text:span><text:span text:style-name="CommentReference"><office:annotation-end office:name="12"/></text:span><text:span text:style-name="T106">: (1) A decline in cognitive abilities in one or more cognitive domains. This decline must be identified through a combination of subjective concerns and objective assessment,<text:s/></text:span><text:span text:style-name="T107"><office:annotation office:name="13" xml:id="1712858328"><dc:creator>Janka Hauffe</dc:creator><dc:date>2025-02-10T19:15:00</dc:date><meta:creator-initials>JH</meta:creator-initials><text:p text:style-name="P108">Delete?</text:p></office:annotation>as they complement each other in the diagnostic process.<text:s/></text:span><text:span text:style-name="CommentReference"><office:annotation-end office:name="13"/></text:span><text:span text:style-name="T109">(2) Daily function remains preserved (also in MCI (Petersen, 2016)) and (3) the cognitive impairment cannot be better explained through a psychological disease.<text:s/></text:span></text:p>
      <text:p text:style-name="P110"><text:span text:style-name="T111">However, MCI is not a homogeneous condition, as cognitive and functional severity varies widely among individuals meeting the diagnostic criteria (Roberts &amp;<text:s/></text:span><text:span text:style-name="T112"><office:annotation office:name="14" xml:id="1926443052"><dc:creator>Janka Hauffe</dc:creator><dc:date>2025-02-10T19:26:00</dc:date><meta:creator-initials>JH</meta:creator-initials><text:p text:style-name="P113">This variability highlights the complexity of MCI as a clinical syndrome and underscores the importance of early and accurate assessment.<text:s/></text:p></office:annotation>Knopman, 2013</text:span><text:span text:style-name="T114"><office:annotation-end office:name="14"/></text:span><text:span text:style-name="T115">).</text:span><text:bookmark-end text:name="_Hlk189048451"/></text:p>
      <text:p text:style-name="P116"><text:span text:style-name="T117"><text:tab/>Research suggests a link between PCS and increased risk of MCI. Bohlken, Weber, Heller, Michalowsky &amp; Kostev (2022) found that patients diagnosed with COVID-19 had a significantly increased risk of MCI – referred to as mild cognitive disease (MCD) in their study – compared to those with other acute upper respiratory infections. Additionally, Schild et al. (2022) objectively confirmed NCD in around 60% of individuals with PCS with SCD in their study. This is why the context of MCI is<text:s/></text:span><text:span text:style-name="T118"><office:annotation office:name="15" xml:id="1108581838"><dc:creator>Janka Hauffe</dc:creator><dc:date>2025-02-28T13:31:00</dc:date><meta:creator-initials>JH</meta:creator-initials><text:p text:style-name="P119">Therefore, discussing MCI in this context is essential to understanding PCS-related cognitive impairment<text:s/></text:p></office:annotation>discussed here</text:span><text:span text:style-name="CommentReference"><office:annotation-end office:name="15"/></text:span><text:span text:style-name="T120">.<text:s/></text:span></text:p>
      <text:p text:style-name="P121"><text:span text:style-name="T122"><text:tab/>As described, SCD and MCI are distinct measures of cognitive difficulties, yet they are interconnected and can both be observed in patients with PCS. Since SCD can progress to MCI, and MCI can further advance to AD, identifying early and reliable biomarkers for both conditions is crucial for maintaining cognitive health and delaying or preventing disease progression (Abdulrab &amp; Heun, 2008). Given this clinical importance of detecting cognitive impairment as early as possible, electroencephalography (EEG) has been proven to be a valuable tool for assessing both SCI (Rossini et al., 2007) and MCI/AD (Babiloni et al., 2011; Dierks, Frölich, Ihl &amp; Maurer, 1994; Jeong, 2024; Perez, Duque, Hidalgo &amp; Salvador, 2024; Celesia et al., 1987, Rossini et al., 2007, Rossini, 2009, Yener et al., 2008, Yener et al., 2009).<text:s/></text:span><text:span text:style-name="T123"><office:annotation office:name="16" xml:id="1449385423"><dc:creator>Janka Hauffe</dc:creator><dc:date>2025-03-03T17:34:00</dc:date><meta:creator-initials>JH</meta:creator-initials><text:p text:style-name="P124">Maybe this sentence here instead of in the nextv part</text:p></office:annotation>Babiloni et al. (2021) came to the conclusion, that EEG can serve as an supportive diagnostic tool for cognitive impairment, detecting brain dysfunction even before reaching pathological diagnostic criteria.</text:span><text:span text:style-name="CommentReference"><office:annotation-end office:name="16"/></text:span></text:p>
      <text:p text:style-name="P125"/>
      <text:p text:style-name="P126"><text:span text:style-name="T127">E</text:span><text:span text:style-name="T128"><office:annotation office:name="17" xml:id="268230818"><dc:creator>Janka Hauffe</dc:creator><dc:date>2025-02-23T09:40:00</dc:date><meta:creator-initials>JH</meta:creator-initials><text:p text:style-name="P129"><text:span text:style-name="T130">The results support the assumption that cognitive decline in dementia can be assessed by measuring the electrical activity of the brain (Dierks, Frölich, Ihl &amp; Maurer, 1994).</text:span></text:p></office:annotation>EG</text:span><text:span text:style-name="CommentReference"><office:annotation-end office:name="17"/></text:span><text:span text:style-name="T131"><text:s/>as a Tool to assess cognitive impairment</text:span></text:p>
      <text:p text:style-name="P132"><text:span text:style-name="T133">EEG is a neurophysiological technique that records brain electrical activity via scalp electrodes (Babiloni et al., 2011; Babiloni et al., 2016), providing a direct, real-time view of human brain function in physiological and pathological conditions (Berger, 1929; Liu et al., 2024).<text:s/></text:span></text:p>
      <text:p text:style-name="P134"><text:span text:style-name="T135"><text:tab/>The human brain consists of approximately 100 billion neurons, forming intricate synaptic networks that support cognitive<text:s/></text:span><text:span text:style-name="T136"><office:annotation office:name="18" xml:id="1329603482"><dc:creator>Janka Hauffe</dc:creator><dc:date>2025-02-12T08:41:00</dc:date><meta:creator-initials>JH</meta:creator-initials><text:p text:style-name="P137">Functioning?</text:p></office:annotation>function</text:span><text:span text:style-name="CommentReference"><office:annotation-end office:name="18"/></text:span><text:span text:style-name="T138"><text:s/>(Babiloni et al., 2016). As the brain ages, these synaptic networks weaken due to synaptic pruning, neuronal apoptosis, and the loss of cortico-cortical connections, leading to a decline in cognitive function (D'Amelio and Rossini, 2012). Pathological processes can accelerate this process of brain aging (Babiloni et al., 2016). EEG allows the analysis of cortico-cortical connectivity and neuronal synchronization of firing, and coherence of brain rhythmic oscillations at various frequencies, providing insights <text:s/>into<text:s/></text:span><text:span text:style-name="T139"><office:annotation office:name="19" xml:id="2061970312"><dc:creator>Janka Hauffe</dc:creator><dc:date>2025-02-12T09:30:00</dc:date><meta:creator-initials>JH</meta:creator-initials><text:p text:style-name="P140">Is that true?</text:p></office:annotation>the functional alterations<text:s/></text:span><text:span text:style-name="CommentReference"><office:annotation-end office:name="19"/></text:span><text:span text:style-name="T141">associated with synaptic network weakening and cognitive decline (Babiloni et al., 2011; Nunez et al., 2001).</text:span></text:p>
      <text:p text:style-name="P142"><text:span text:style-name="T143">The value of EEG in studying cognitive impairment has been recognized for decades. Hans Berger introduced EEG in humans in 1924 and was the first to observe pathological EEG patterns in a verified AD patient (Berger, 1931; Berger, 1932; Jeong, 2004), laying the foundation for numerous studies on EEG in AD (Jeong, 2004) and other neurodegenerative disorders (cite).</text:span><text:span text:style-name="T144"><text:s/></text:span></text:p>
      <text:p text:style-name="P145"><text:span text:style-name="T146">Several studies have found a strong correlation between the degree of EEG abnormality and cognitive impairment (Brenner et al., 1988; Erkinjuntti et al., 1988; Johannesson et al., 1979; Kaszniak et al., 1979; Liddle, 1958; Merskey et al., 1980; Obrist et al., 1962; Rae-Grant et al., 1987; Roberts et al., 1978; Soininen et al., 1982; Wiener and Schuster, 1956). Babiloni et al. (2021) came to the conclusion, that EEG can serve as an supportive diagnostic tool for cognitive impairment, detecting brain dysfunction even before reaching pathological diagnostic criteria. Quantitative EEG (qEEG) and event-related potentials (ERPs) have been explored as potential clinical markers for detecting early stages of AD<text:s/></text:span><text:span text:style-name="T147"><office:annotation office:name="20" xml:id="1252881188"><dc:creator>Janka Hauffe</dc:creator><dc:date>2025-02-11T18:18:00</dc:date><meta:creator-initials>JH</meta:creator-initials><text:p text:style-name="P148">Delete?</text:p></office:annotation>and monitoring disease progression<text:s/></text:span><text:span text:style-name="CommentReference"><office:annotation-end office:name="20"/></text:span><text:span text:style-name="T149">(Celesia et al., 1987, Rossini et al., 2007, Rossini, 2009, Yener et al., 2008, Yener et al., 2009).<text:s/></text:span></text:p>
      <text:p text:style-name="P150"><text:span text:style-name="T151"><office:annotation office:name="21" xml:id="1303051402"><dc:creator>Janka Hauffe</dc:creator><dc:date>2025-02-11T18:53:00</dc:date><meta:creator-initials>JH</meta:creator-initials><text:p text:style-name="P152">Or should I first mention all the advantages of neuroimaging, then say that and then the advantages of EEG compared to MRI etc. ?</text:p></office:annotation><office:annotation office:name="23" xml:id="1971612654"><dc:creator>Janka Hauffe</dc:creator><dc:date>2025-03-03T17:34:00</dc:date><meta:creator-initials>JH</meta:creator-initials><text:p text:style-name="P153">Delete?</text:p></office:annotation>Beginning in 1970, the clinical use of EEG<text:s/></text:span><text:span text:style-name="CommentReference"><office:annotation-end office:name="21"/></text:span><text:span text:style-name="T154">for diagnosing abnormal brain aging progressively supplanted as more advanced<text:s/></text:span><text:span text:style-name="T155"><office:annotation office:name="22" xml:id="63821536"><dc:creator>Janka Hauffe</dc:creator><dc:date>2025-02-11T18:56:00</dc:date><meta:creator-initials>JH</meta:creator-initials><text:p text:style-name="P156">Other word as EEG is not a neuroimaging technique</text:p></office:annotation>neuroimaging techniques<text:s/></text:span><text:span text:style-name="CommentReference"><office:annotation-end office:name="22"/></text:span><text:span text:style-name="T157">became available (Babiloni et al., 2011).<text:s/></text:span><text:span text:style-name="CommentReference"><office:annotation-end office:name="23"/></text:span><text:span text:style-name="T158">Despite this (shift/transition)</text:span><text:span text:style-name="T159">,<text:s/></text:span><text:span text:style-name="T160">EEG remains a valuable and widely used tool in scientific research and (some) clinical settings due to its unique advantages over other<text:s/></text:span><text:soft-page-break/><text:span text:style-name="T161">neuroimaging techniques. EEG is a direct, non-invasive, safe, cost-effective and<text:s/></text:span><text:span text:style-name="T162"><office:annotation office:name="24" xml:id="1214374927"><dc:creator>Janka Hauffe</dc:creator><dc:date>2025-02-11T18:23:00</dc:date><meta:creator-initials>JH</meta:creator-initials><text:p text:style-name="P163">Delete here?</text:p></office:annotation>portable</text:span><text:span text:style-name="CommentReference"><office:annotation-end office:name="24"/></text:span><text:span text:style-name="T164"><text:s/>method, making it a simple and convenient tool for assessing brain function (Babiloni et al., 2016; Babiloni et al., 2021; Biasiucci, Franceschiello &amp; Murray, 2019; Meghdadi et al., 2021;<text:s/></text:span><text:span text:style-name="T165">Neo, Foti, Keehn &amp; Kelleher, 2023;<text:s/></text:span><text:span text:style-name="T166">Rossini et al., 2019). Furthermore, EEG offers high temporal resolution (Meghdadi et al., 2021; Rossini et al., 2004; Rossini et al., 2019) (time resolution of ≤ 1 ms),<text:s/></text:span><text:span text:style-name="T167"><office:annotation office:name="25" xml:id="1560973093"><dc:creator>Janka Hauffe</dc:creator><dc:date>2025-02-12T08:09:00</dc:date><meta:creator-initials>JH</meta:creator-initials><text:p text:style-name="P168">rewrite</text:p></office:annotation>enabling it to provide neurophysiological data that cannot be obtained from other neuroimaging techniques (</text:span><text:span text:style-name="CommentReference"><office:annotation-end office:name="25"/></text:span><text:span text:style-name="T169">Biasiucci et al., 2019).<text:s/></text:span></text:p>
      <text:p text:style-name="P170">Another advantage is its repeatability – EEG markers remain largely unaffected by meta-learning relative to task progression, allowing for repeated assessments throughout disease progression (Babiloni et al., 2016).<text:s/></text:p>
      <text:p text:style-name="P171"><text:span text:style-name="T172">Additionally,<text:s/></text:span><text:span text:style-name="T173"><office:annotation office:name="26" xml:id="382000587"><dc:creator>Janka Hauffe</dc:creator><dc:date>2025-02-23T10:50:00</dc:date><meta:creator-initials>JH</meta:creator-initials><text:p text:style-name="P174">Double information</text:p></office:annotation>EEG’s portability<text:s/></text:span><text:span text:style-name="CommentReference"><office:annotation-end office:name="26"/></text:span><text:span text:style-name="T175">enables recordings to be performed in various settings and individuals such as vulnerable elderly or those with advanced disease who may struggle with MRI procedures (Babiloni et al., 2016). Unlike MRI, EEG can be recorded while patients are seated or lying comfortably, making it a practical option for longitudinal monitoring of cognitive decline. Finally, EEG rhythms can be recorded in highly comparable experimental conditions in healthy<text:s/></text:span><text:span text:style-name="T176"><office:annotation office:name="27" xml:id="572081589"><dc:creator>Janka Hauffe</dc:creator><dc:date>2025-03-03T17:36:00</dc:date><meta:creator-initials>JH</meta:creator-initials><text:p text:style-name="P177">Add PCI patients</text:p></office:annotation>subject,<text:s/></text:span><text:span text:style-name="CommentReference"><office:annotation-end office:name="27"/></text:span><text:span text:style-name="T178">subjects with SCD, subjects with MCI and subjects with more progressed disease such as AD (Rossini et al., 2007).</text:span></text:p>
      <text:p text:style-name="P179"><text:span text:style-name="T180"><office:annotation office:name="28" xml:id="1233749048"><dc:creator>Janka Hauffe</dc:creator><dc:date>2025-02-12T12:36:00</dc:date><meta:creator-initials>JH</meta:creator-initials><text:p text:style-name="P181">Methods or here?</text:p></office:annotation>This study<text:s/></text:span><text:span text:style-name="CommentReference"><office:annotation-end office:name="28"/></text:span><text:span text:style-name="T182">will focus on analyzing resting state EEG (rsEEG)<text:s/></text:span><text:span text:style-name="T183"><office:annotation office:name="29" xml:id="997436900"><dc:creator>Janka Hauffe</dc:creator><dc:date>2025-03-03T17:37:00</dc:date><meta:creator-initials>JH</meta:creator-initials><text:p text:style-name="P184">Delete?</text:p></office:annotation>as an important approach within qEEG methodologies</text:span><text:span text:style-name="CommentReference"><office:annotation-end office:name="29"/></text:span><text:span text:style-name="T185">, as it is a promising tool for measuring quantifying brain neurophysiological dysfunction (Babiloni et al., 2011; Babiloni et al., 2016; Perez, Duque, Hidalgo &amp; Salvador, 2024). Unlike the measuring of ERPs, rsEEG captures spontaneous brain activity independently of cognitive tasks or stimuli<text:s/></text:span><text:span text:style-name="T186">(</text:span><text:span text:style-name="T187">Babiloni et al., 2016; Babiloni et al., 2021;<text:s/></text:span><text:span text:style-name="T188">Mantini, Perrucci, Del Gratta, Romani &amp; Corbetta, 2007;<text:s/></text:span><text:span text:style-name="T189">Perez et al., 2024</text:span><text:span text:style-name="T190">),<text:s/></text:span><text:span text:style-name="T191">making it resilient to factors such as fatigue, movement, anxiety, or<text:s/></text:span><text:span text:style-name="T192"><office:annotation office:name="30" xml:id="1070942682"><dc:creator>Janka Hauffe</dc:creator><dc:date>2025-02-23T10:51:00</dc:date><meta:creator-initials>JH</meta:creator-initials><text:p text:style-name="P193">Maybe delete meta-learning from the part before</text:p></office:annotation>meta-learning<text:s/></text:span><text:span text:style-name="CommentReference"><office:annotation-end office:name="30"/></text:span><text:span text:style-name="T194">(Babiloni et al., 2016; Babiloni et al., 2021; Perez et al., 2024).</text:span></text:p>
      <text:p text:style-name="P195"><text:span text:style-name="T196"><office:annotation office:name="31" xml:id="804901395"><dc:creator>Janka Hauffe</dc:creator><dc:date>2025-03-03T17:38:00</dc:date><meta:creator-initials>JH</meta:creator-initials><text:p text:style-name="P197">Here or methods?</text:p></office:annotation>RsEEG is typically recorded from subjects during brief periods under both eyes-open and eyes-closed conditions (Perez et al., 2024). Since the eyes-closed condition represents a simple, standardized procedure (Babiloni et al., 2016), it is the most commonly used (Babiloni et al., 2022) and will therefore be analyzed in this study to ensure comparability</text:span><text:span text:style-name="CommentReference"><office:annotation-end office:name="31"/></text:span><text:span text:style-name="T198">.<text:s/></text:span></text:p>
      <text:p text:style-name="P199"/>
      <text:p text:style-name="P200"><text:bookmark-start text:name="_Hlk191200662"/><text:span text:style-name="T201">Now about frequency bands in general before looking at abnormalities in frequeny bands in MCI and covid patients</text:span></text:p>
      <text:p text:style-name="P202"/>
      <text:soft-page-break/>
      <text:p text:style-name="P203"><text:span text:style-name="T204">EEG signals are commonly categorized into five distinct frequency bands: Delta (1-4 Hz), theta (4-8 Hz), alpha (8-13 Hz), beta (13-30 Hz), and gamma (&gt;30 Hz) (Babiloni et al., 2011; Babiloni et al., 2016). These frequency bands provide specific physiological insights into the brain’s functional state during sleep and wake periods (Babiloni et al., 2011; Nunez et al., 1999). However, there is no universal consensus on their exact frequency ranges, as definitions vary across studies. While Babiloni et al. (2016) define the delta band as 1-4 Hz and the beta band as 13-30 Hz, this study will consider delta as 0.5-3 Hz</text:span><text:span text:style-name="T205"><text:s/>(Bachman &amp; Bernat, 2018; Gunasekaran, Azizi, Van Wassenhove &amp; Herbst, 2023; Uchida, Maloney &amp; Feinberg, 1992) and beta as 14-30 Hz<text:s/></text:span><text:span text:style-name="T206">(Brovelli, Ding, Ledberg, Chen, Nakamura &amp; Bressler; 2004; Liang, Zhang, Liu, Lou, Liu &amp; Wang, 2020; Pesonen, Hämäläinen &amp; Krause, 2007; Poppelaars, Harrewijn, Westenberg &amp; Van der Molen, 2018; Tzagarakis, West &amp; Pellizzer, 2015).</text:span></text:p>
      <text:p text:style-name="P207"><text:span text:style-name="T208">Delta frequency is typically absent during wakefulness in healthy adults and is primarily associated with deep sleep (</text:span><text:span text:style-name="T209"><office:annotation office:name="32" xml:id="1779861254"><dc:creator>Janka Hauffe</dc:creator><dc:date>2025-02-26T09:54:00</dc:date><meta:creator-initials>JH</meta:creator-initials><text:p text:style-name="P210">Is it enough if I only mention Attar, 2022 at the end of the paragraph?</text:p></office:annotation>Attar, 2022</text:span><text:span text:style-name="CommentReference"><office:annotation-end office:name="32"/></text:span><text:span text:style-name="T211">). Theta frequency is associated with the transition between wakefulness and sleep<text:s/></text:span><text:span text:style-name="T212">(</text:span><text:span text:style-name="T213">Attar, 2022). Alpha frequency is characteristic of relaxed wakefulness (Attar, 2022). And</text:span><text:span text:style-name="T214"><text:s/>b</text:span><text:span text:style-name="T215">eta frequency (14-30 Hz) is typically present when individuals are awake and mentally or physically active, or under psy</text:span><text:span text:style-name="T216"><office:annotation office:name="33" xml:id="10195777"><dc:creator>Janka Hauffe</dc:creator><dc:date>2025-02-26T09:56:00</dc:date><meta:creator-initials>JH</meta:creator-initials><text:p text:style-name="P217">Maybe also mention Gamma?</text:p></office:annotation>chologi</text:span><text:span text:style-name="CommentReference"><office:annotation-end office:name="33"/></text:span><text:span text:style-name="T218">cal stress (Attar, 2022).</text:span></text:p>
      <text:p text:style-name="P219"><text:span text:style-name="T220">During normal aging, eyes-closed rsEEG rhythms undergo gradual changes,<text:s/></text:span><text:span text:style-name="T221"><office:annotation office:name="34" xml:id="1409371539"><dc:creator>Janka Hauffe</dc:creator><dc:date>2025-02-26T10:01:00</dc:date><meta:creator-initials>JH</meta:creator-initials><text:p text:style-name="P222">Yes?</text:p></office:annotation>including a shift in power distribution across frequency bands<text:s/></text:span><text:span text:style-name="CommentReference"><office:annotation-end office:name="34"/></text:span><text:span text:style-name="T223">(Babiloni et al., 2011; Babiloni et al., 2016; Babiloni et al., 2006; Barry &amp; De Blasio, 2017; Liu et at., 2024). However, in pathological aging, such as AD, these alterations become more pronounced and disruptive (Claus et al., 2000; Lejko et al., 2020; Liu et at., 2024).</text:span></text:p>
      <text:p text:style-name="P224"><text:span text:style-name="T225">A key feature of pathological aging is EEG slowing, which has been linked to cognitive impairment, where greater slowing is associated with worse impairment (</text:span><text:span text:style-name="T226">D’Atri et al., 2021;<text:s/></text:span><text:span text:style-name="T227">Farina et al., 2020; Finnigan &amp; Robertson, 2011; Lejko et al., 2020</text:span><text:span text:style-name="T228">)</text:span><text:span text:style-name="T229">. This slowing is characterized by increased power in low-frequency band (beta, theta) and reduced power in high-frequency band (alpha, beta) (Farina et al., 2020; Lejko et al., 2020; Liu et al., 2024).</text:span></text:p>
      <text:p text:style-name="P230"><text:span text:style-name="T231">In AD, these EEG alterations are well-documented, with a consistent pattern of increased delta and theta power alongside reduced alpha and beta power compared to healthy older adults (Babiloni et al., 2011;<text:s/></text:span><text:span text:style-name="T232">C</text:span><text:span text:style-name="T233">laus et al., 2000;<text:s/></text:span><text:span text:style-name="T234">D’Atri et al., 2021;</text:span><text:span text:style-name="T235"><text:s/>Dringenberg, 2000; Elmståhl, Ros</text:span><text:span text:style-name="T236"><office:annotation office:name="35" xml:id="585807403"><dc:creator>Janka Hauffe</dc:creator><dc:date>2025-01-08T17:43:00</dc:date><meta:creator-initials>JH</meta:creator-initials><text:p text:style-name="P237">akzent</text:p></office:annotation>e</text:span><text:span text:style-name="T238"><office:annotation-end office:name="35"/></text:span><text:span text:style-name="T239">n &amp; Gullberg, 1994; Farina et al., 2020; Fröhlich et al., 2021;<text:s/></text:span><text:span text:style-name="T240">Hogan, Swanwick, Kaiser, Rowan &amp; Lawlor, 2003;</text:span><text:span text:style-name="T241"><text:s/>Jelic, Shigeta, Julin, Almkvist, Winblad &amp;<text:s/></text:span><text:soft-page-break/><text:span text:style-name="T242">Wahlund, 1996; Jeong, 2004; Lejko et al., 2020; Musaeus et al., 2018; Özbek, Fide &amp; Yener, 2021; Wada, Nanbu, Jiang, Koshino, Yamaguchi &amp; Hashimoto, 1997).</text:span></text:p>
      <text:p text:style-name="P243"><text:span text:style-name="T244">However, findings in MCI<text:s/></text:span><text:span text:style-name="T245"><office:annotation office:name="36" xml:id="1807921254"><dc:creator>Janka Hauffe</dc:creator><dc:date>2025-02-26T11:21:00</dc:date><meta:creator-initials>JH</meta:creator-initials><text:p text:style-name="P246">Here?</text:p></office:annotation>and SCD<text:s/></text:span><text:span text:style-name="CommentReference"><office:annotation-end office:name="36"/></text:span><text:span text:style-name="T247">remain less consistent (Fröhlich et al., 2021). While some studies report EEG slowing similar to that seen in AD, albeit to a lesser extent, others show greater variability in frequency band alterations (Fröhlich et al., 2021;<text:s/></text:span></text:p>
      <text:p text:style-name="P248"/>
      <text:p text:style-name="P249"><text:span text:style-name="T250">Notably,<text:s/></text:span><text:span text:style-name="T251">theta</text:span><text:span text:style-name="T252"><text:s/>and gamma bands are recognized for their involvement in memory (Klimesch, 1999; Nyhus &amp; Curran, 2010), whereas<text:s/></text:span><text:span text:style-name="T253">delta</text:span><text:span text:style-name="T254"><text:s/>bands play a role in maintaining focused attention (Harmony, 2013). The<text:s/></text:span><text:span text:style-name="T255">alpha</text:span><text:span text:style-name="T256"><text:s/>band has been associated with attention and memory processes (Klimesch, 1999, 2012). Although the role of<text:s/></text:span><text:span text:style-name="T257">beta</text:span><text:span text:style-name="T258"><text:s/>oscillations in the cognitive process has been explored less, some evidence suggests that they are related to the state of attention (Güntekin et al., 2013).<text:s/></text:span></text:p>
      <text:p text:style-name="P259"/>
      <text:p text:style-name="P260">Given the inconsistencies in EEG alterations in MCI (and SCD), this study focuses on delta and beta frequency bands, as …. (something about MCI/cognitive impairment, maybe also PCS, fatigue).<text:s/></text:p>
      <text:p text:style-name="P261"><text:span text:style-name="T262">In this study delta and beta frequency bands are primarly<text:s/></text:span><text:span text:style-name="T263"><office:annotation office:name="37" xml:id="305870180"><dc:creator>Janka Hauffe</dc:creator><dc:date>2025-03-03T17:41:00</dc:date><meta:creator-initials>JH</meta:creator-initials><text:p text:style-name="P264">Why?</text:p></office:annotation>considered, since<text:s/></text:span><text:span text:style-name="CommentReference"><office:annotation-end office:name="37"/></text:span><text:span text:style-name="T265">….</text:span></text:p>
      <text:p text:style-name="P266"><text:span text:style-name="T267"><text:line-break/></text:span><text:span text:style-name="T268">Delta power in MCI</text:span></text:p>
      <text:p text:style-name="P269"><text:span text:style-name="T270">Findings on delta power in MCI remain inconsistent. Several studies have observed increased delta power (</text:span><text:span text:style-name="T271">Adler, Bramesfeld &amp; Jajcevic, 1999; Babiloni et al., 2006; Babiloni et al., 2010;<text:s/></text:span><text:span text:style-name="T272">Farina et al., 2020; Jelic et al., 2020; Koenig et al., 2005;<text:s/></text:span><text:span text:style-name="T273">Moretti, Zanetti, Binetti &amp; Frisoni, 2012;<text:s/></text:span><text:span text:style-name="T274">Ya, Xun, Wei, Ting, Hong &amp; Yuan, 2015), while others found no significant differences between MCI and healthy individuals (Fröhlich et al., 2021; Jelic et al., 1996),<text:s/></text:span><text:span text:style-name="T275"><office:annotation office:name="38" xml:id="171759670"><dc:creator>Janka Hauffe</dc:creator><dc:date>2025-02-26T13:25:00</dc:date><meta:creator-initials>JH</meta:creator-initials><text:p text:style-name="P276">And some</text:p></office:annotation>and yet others<text:s/></text:span><text:span text:style-name="CommentReference"><office:annotation-end office:name="38"/></text:span><text:span text:style-name="T277">reported a decrease in delta power during rsEEG (Kwak, 2006; Liddell et al., 2007).<text:s/></text:span><text:span text:style-name="T278">Additionally, Liddell et al. (2007) observed a significant positive correlation between<text:s/></text:span><text:span text:style-name="T279">delta</text:span><text:span text:style-name="T280"><text:s/>power and immediate memory recall in MCI, suggesting that<text:s/></text:span><text:span text:style-name="T281">delta</text:span><text:span text:style-name="T282"><text:s/>power may be linked to memory decline and could serve as a sensitive indicator of prodromal cognitive decline.<text:s/></text:span></text:p>
      <text:p text:style-name="P283"><text:span text:style-name="T284">These findings<text:s/></text:span><text:span text:style-name="T285"><office:annotation office:name="39" xml:id="542277714"><dc:creator>Janka Hauffe</dc:creator><dc:date>2025-03-03T17:43:00</dc:date><meta:creator-initials>JH</meta:creator-initials><text:p text:style-name="P286">No idea 😃</text:p></office:annotation>suggest that….<text:s/></text:span><text:span text:style-name="CommentReference"><office:annotation-end office:name="39"/></text:span></text:p>
      <text:p text:style-name="P287"><text:span text:style-name="T288">However, other studies have shown increased delta power in MCI patients compared to healthy controls, particularly in frontal and centroparietall regions (Adler, Bramesfeld &amp; Jajcevic, 1999; Moretti, Zanetti, Binetti &amp; Frisoni, 2012).</text:span></text:p>
      <text:soft-page-break/>
      <text:p text:style-name="P289"><text:span text:style-name="T290">In MCI, delta power alterations have been obserbed primarily in the frontal (</text:span><text:span text:style-name="T291">D’Atri et al., 2021)</text:span><text:span text:style-name="T292">, left temporo-parietal (Farina et al., 2020), and temporal-occipital regions (Jelic et al., 2020).</text:span><text:span text:style-name="T293"><text:s/></text:span></text:p>
      <text:p text:style-name="P294"/>
      <text:p text:style-name="P295">Beta power in MCI<text:bookmark-end text:name="_Hlk191200662"/></text:p>
      <text:p text:style-name="P296"><text:span text:style-name="T297">Finding on beta power in MCI are inconsistent. Several studies found no significant differences in beta power compared to healthy control (</text:span><text:span text:style-name="T298">Babiloni et al., 2006; Fröhlich et al., 2021; Jelic et al., 1996;<text:s/></text:span><text:span text:style-name="T299">Kwak, 2006(?); Ya, Xun, Wei, Ting, Hong &amp; Yuan, 2015).<text:s/></text:span><text:span text:style-name="T300"><office:annotation office:name="40" xml:id="1777299725"><dc:creator>Janka Hauffe</dc:creator><dc:date>2025-03-03T17:43:00</dc:date><meta:creator-initials>JH</meta:creator-initials><text:p text:style-name="P301">I use however quite alot</text:p></office:annotation>However</text:span><text:span text:style-name="CommentReference"><office:annotation-end office:name="40"/></text:span><text:span text:style-name="T302">, Jelic et al. (1996) noted a tendency toward higher beta values in frontal regions in individuals with objective memory disturbance, through this difference was not statistically significant. Conversely, other studies have reported a decrease in beta power (Babiloni et al., 2015; Jelic et al., 2020; Koenig et al., 2005), particularly in the temporal and occipital regions (Jelic et al., 2000). These findings<text:s/></text:span><text:span text:style-name="T303"><office:annotation office:name="41" xml:id="1043845960"><dc:creator>Janka Hauffe</dc:creator><dc:date>2025-03-03T17:43:00</dc:date><meta:creator-initials>JH</meta:creator-initials><text:p text:style-name="P304">No idea 😃</text:p></office:annotation>suggest that ….<text:s/></text:span><text:span text:style-name="CommentReference"><office:annotation-end office:name="41"/></text:span></text:p>
      <text:p text:style-name="P305"/>
      <text:p text:style-name="P306">Delta and beta power in SCD</text:p>
      <text:p text:style-name="P307"><text:span text:style-name="T308">Perez et al. (2024) reviewed studies on rsEEG frequency bands in SCD and<text:s/></text:span><text:span text:style-name="T309"><office:annotation office:name="42" xml:id="729139936"><dc:creator>Janka Hauffe</dc:creator><dc:date>2025-02-27T18:14:00</dc:date><meta:creator-initials>JH</meta:creator-initials><text:p text:style-name="P310">Concluded?<text:s/></text:p></office:annotation>observed<text:s/></text:span><text:span text:style-name="CommentReference"><office:annotation-end office:name="42"/></text:span><text:span text:style-name="T311">that findings for the delta and beta bands were inconsistent across research. Of the nine studies included in the review, five did not find alterations in the rsEEG delta frequency band in individuals with SCD. The remaining four reported an increase in delta power in individuals with SCD compared to healthy controls, as well as in individuals with MCI compared to those with SCD.<text:s/></text:span><text:span text:style-name="T312"><office:annotation office:name="43" xml:id="1084358557"><dc:creator>Janka Hauffe</dc:creator><dc:date>2025-02-28T07:53:00</dc:date><meta:creator-initials>JH</meta:creator-initials><text:p text:style-name="P313">I have information still from the review… how to cite?</text:p></office:annotation>Sibilano et al. (2023) identified the delta (and theta) bands as the most effective in distinguishing SCD from MCI</text:span><text:span text:style-name="CommentReference"><office:annotation-end office:name="43"/></text:span><text:span text:style-name="T314">.<text:s/></text:span></text:p>
      <text:p text:style-name="P315"><text:span text:style-name="T316">Three studies reported<text:s/></text:span><text:span text:style-name="T317"><office:annotation office:name="44" xml:id="812865683"><dc:creator>Janka Hauffe</dc:creator><dc:date>2025-02-28T08:27:00</dc:date><meta:creator-initials>JH</meta:creator-initials><text:p text:style-name="P318">Delete?</text:p></office:annotation>notable</text:span><text:span text:style-name="CommentReference"><office:annotation-end office:name="44"/></text:span><text:span text:style-name="T319"><text:s/>changes in beta band activity. While two found increased beta activity in individuals with SCD compared to healthy controls, and in individuals with MCI compared to those with SCD, the third study observed a tendency toward decreased beta power in MCI compared to SCD.</text:span></text:p>
      <text:p text:style-name="P320"/>
      <text:p text:style-name="P321">The role of psychological factors in<text:s/>SCD</text:p>
      <text:p text:style-name="P322">Subjective cognitive deficits in everyday situations are predicted<text:s/>more<text:s/>by elevated anxiety and fatigue levels than by objective cognitive performance (Zamarian et al., 2024).</text:p>
      <text:p text:style-name="P323">This<text:s/>misalignment<text:s/>highlights the complexity of cognitive impairment and raises questions about<text:s/>the<text:s/>additional factors<text:s/>that may<text:s/>influence individuals’ perceptions of cognitive difficulties.<text:s/></text:p>
      <text:soft-page-break/>
      <text:p text:style-name="P324">Recent research has addressed these questions by examining how psychological symptoms influence<text:s/>SCD<text:s/>and<text:s/>OCI.</text:p>
      <text:p text:style-name="P325">Zamarian et al. (2024) discovered that<text:s/>SCD<text:s/>in everyday situations can be better explained by elevated anxiety and fatigue levels than by objective cognitive performance. In addition to anxiety (Almeria, Cejudo, Sotoca, Deus &amp; Krupinski, 2020; Brück et al., 2019; Costas-Carrera et al., 2022; Hill et al., 2016; Zamarian et al., 2024) and 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text:s/>decline/impairment (Henneghan, Lewis, Gill &amp; Kesler, 2022).<text:s/>Conversely, objective cognitive function<text:s/>has been found to be<text:s/>more closely<text:s/>related to perceived stress (Bland et al., 2024).</text:p>
      <text:p text:style-name="P326"><text:span text:style-name="T327">These findings highlight the intricate and often discordant relationship between<text:s/></text:span><text:span text:style-name="T328">subjective and objective cognitive performance, as well as their complex interactions with psychological factors such as anxiety, fatigue, sleep disturbances, and depressive symptoms.<text:s/></text:span><text:span text:style-name="T329">This complexity is particularly relevant in the context of<text:s/></text:span><text:span text:style-name="T330">PCS</text:span><text:span text:style-name="T331">,<text:s/></text:span><text:span text:style-name="T332">where many patients report persistent cognitive impairment despite normal objective cognitive test<text:s/></text:span><text:span text:style-name="T333"><office:annotation office:name="45" xml:id="1160022574"><dc:creator>Janka Hauffe</dc:creator><dc:date>2025-03-05T15:56:00</dc:date><meta:creator-initials>JH</meta:creator-initials><text:p text:style-name="P334">Do I need to mention citation from earlier here again?</text:p></office:annotation>results</text:span><text:span text:style-name="T335">.</text:span><text:span text:style-name="T336"><text:s/></text:span><text:span text:style-name="CommentReference"><office:annotation-end office:name="45"/></text:span></text:p>
      <text:p text:style-name="P337"/>
      <text:p text:style-name="P338"><text:span text:style-name="T339">(</text:span><text:span text:style-name="T340"><office:annotation office:name="46" xml:id="502927262"><dc:creator>Janka Hauffe</dc:creator><dc:date>2025-03-05T16:24:00</dc:date><meta:creator-initials>JH</meta:creator-initials><text:p text:style-name="P341">@article{tran2020influence, title={The influence of mental fatigue on brain activity: Evidence from a systematic review with meta-analyses}, author={Tran, Yvonne and Craig, Ashley and Craig, Rachel and Chai, Rifai and Nguyen, Hung}, journal={Psychophysiology}, volume={57}, number={5}, pages={e13554}, year={2020}, publisher={Wiley Online Library} }<text:s/></text:p></office:annotation>Fatigue</text:span><text:span text:style-name="CommentReference"><office:annotation-end office:name="46"/></text:span></text:p>
      <text:p text:style-name="P342"><text:span text:style-name="T343"><office:annotation office:name="47" xml:id="1522160963"><dc:creator>Janka Hauffe</dc:creator><dc:date>2025-03-05T15:41:00</dc:date><meta:creator-initials>JH</meta:creator-initials><text:p text:style-name="P344"><text:span text:style-name="T345">As mentioned above, subjective perceptions of cognitive performance can be influenced by fatigue. Therefore, a closer examination of fatigue will follow to differentiate between the concepts of fatigue and subjective cognitive impairment.<text:s/></text:span></text:p></office:annotation><office:annotation office:name="48" xml:id="2143856243"><dc:creator>Janka Hauffe</dc:creator><dc:date>2025-03-05T15:41:00</dc:date><meta:creator-initials>JH</meta:creator-initials><text:p text:style-name="P346">Do I need to write something about fatigue? Feel like it‘s getting way to long and there is not that much literature on delta and beta on fatigue in restingstate</text:p></office:annotation>Fatigue</text:span><text:span text:style-name="CommentReference"><office:annotation-end office:name="47"/></text:span><text:span text:style-name="CommentReference"><office:annotation-end office:name="48"/></text:span><text:span text:style-name="T347">, alongside cognit</text:span><text:span text:style-name="T348"><office:annotation office:name="49" xml:id="91292338"><dc:creator>Janka Hauffe</dc:creator><dc:date>2025-03-05T16:11:00</dc:date><meta:creator-initials>JH</meta:creator-initials><text:p text:style-name="P349">The impact of mental fatigue on brain</text:p><text:p text:style-name="P350">activity: a comparative study both in resting</text:p><text:p text:style-name="P351">state and task state using EEG<text:line-break/>Li et al., 22020</text:p></office:annotation>ive impairment</text:span><text:span text:style-name="CommentReference"><office:annotation-end office:name="49"/></text:span><text:span text:style-name="T352">, is the most commonly reported symptom of PCS (WHO, 2021).<text:s/></text:span><text:span text:style-name="T353">)</text:span></text:p>
      <text:p text:style-name="P354"><text:tab/></text:p>
      <text:p text:style-name="P355">Why now EEG findings in PCS?<text:s/>Still missing a good transition here!</text:p>
      <text:p text:style-name="P356"/>
      <text:p text:style-name="P357"><text:span text:style-name="T358">EEG findings in PCS patients.</text:span><text:bookmark-start text:name="_Hlk178302760"/><text:span text:style-name="T359"><text:s/></text:span><text:bookmark-start text:name="_Hlk178302865"/><text:bookmark-end text:name="_Hlk178302760"/><text:span text:style-name="T360">EEG studies have become increasingly relevant for investigating individuals with COVID-19 and PCS, as they reveal changes in brain neural activity that correlate with fatigue</text:span><text:span text:style-name="T361">, which is alongside cognitive decline the most commonly reported symptom,</text:span><text:span text:style-name="T362"><text:s/>and cognitive deficits in these patients<text:s/></text:span><text:span text:style-name="T363">(</text:span><text:span text:style-name="T364">Antony &amp; Haneef, 2020;<text:s/></text:span><text:span text:style-name="T365">Appelt et al., 2022; Cecchetti et al., 2022; Furlanis et al., 2023;<text:s/></text:span><text:bookmark-start text:name="_Hlk192083177"/><text:span text:style-name="T366">Kopańska et al., 2022</text:span><text:bookmark-end text:name="_Hlk192083177"/><text:span text:style-name="T367">; Kubota, Gajera &amp; Kuroda, 2021;<text:s/></text:span><text:span text:style-name="T368">Pasini et al., 2020; Pastor, Vega-Zelaya &amp; Abad, 2020; Roberto, Espiritu, Fernandez &amp; Gutierrez, 2020;<text:s/></text:span><text:span text:style-name="T369">Wojcik et al., 2023)</text:span><text:span text:style-name="T370">.</text:span><text:bookmark-end text:name="_Hlk178302865"/><text:span text:style-name="T371"><text:s/></text:span></text:p>
      <text:p text:style-name="P372"><text:span text:style-name="T373">Furlanis et al. (2023) found that two-thirds of the 20 participants presenting brain fog were characterized by unexpected abnormal EEG patterns. Ortelli et al. (2023) found that<text:s/></text:span><text:soft-page-break/><text:span text:style-name="T374">lower performance on cognitive tasks, particularly those assessing executive function, was associated with changes in brain activity in PCS patients.<text:s/></text:span></text:p>
      <text:p text:style-name="P375"><text:span text:style-name="T376"><office:annotation office:name="50" xml:id="141941706"><dc:creator>Janka Hauffe</dc:creator><dc:date>2025-03-05T16:31:00</dc:date><meta:creator-initials>JH</meta:creator-initials><text:p text:style-name="P377">Delete?</text:p></office:annotation>There are different types of analyses used to evaluate EEG patterns of PCS patients, ranging from common power spectrum and event-related potentials (Cecchetti et al., 2022; Furlanis et al., 2023; Kopańska et al., 2022) to more sophisticated approaches, such as intrinsic mode functions and avalanche analysis (Appelt et al., 2022; Wojcik et al., 2023). However, in this thesis, a power analysis will be conducted, specifically examining delta and beta frequency.<text:s/></text:span><text:span text:style-name="CommentReference"><office:annotation-end office:name="50"/></text:span></text:p>
      <text:p text:style-name="P378"><text:span text:style-name="T379">Delta Power in PCS patients.</text:span><text:span text:style-name="T380"><text:s/></text:span><text:span text:style-name="T381">Ortelli et al.<text:s/></text:span><text:span text:style-name="T382">(2023) reported significant differences in the delta frequency band between PCS and healthy controls, with PCS patients displaying diminished activity compared to healthy controls. Lower delta power was associated with worse cognitive functioning. However, findings regarding delta power in PCS patients are not consistent. For instance, Kopańska et al. (2022) found a decrease in delta in the left hemisphere, similar to Ortelli et al. (2023), but also observed an increase in delta activity in the right hemisphere. In another study of 20 PCS patients, a delta-slowing pattern was revealed in nine of them (Furlani et al., 2022). Furthermore, the relative delta power values in this cohort were higher compared to those reported in the literature for healthy individuals. Similarly, Pastor et al. (2020) demonstrated a significant encephalopathic pattern in PCS patients characterized, among others, by an increase in generalized delta activity.<text:s/></text:span><text:span text:style-name="T383">Babiloni et al. (2024) found no difference between PCS patients and healthy control in the delta power.<text:s/></text:span></text:p>
      <text:p text:style-name="P384"><text:span text:style-name="T385">Beta Power in PCS patients.<text:s/></text:span><text:span text:style-name="T386">While Ortelli et al. (2023)</text:span><text:span text:style-name="T387"><text:s/>and Cecchetti et al. (2022)</text:span><text:span text:style-name="T388"><text:s/>found no significant differences in beta frequency bands, Kopańska et al. (2020) reported increased beta2 activity in both hemispheres and elevated beta1 activity in the left hemisphere in PCS patients</text:span><text:span text:style-name="T389">. In contrast,<text:s/></text:span><text:span text:style-name="T390">Gaber et al. (2024)<text:s/></text:span><text:span text:style-name="T391">observed decreased beta power in PCS patients. Further complexity in beta power findings was highlighted by Benis et al. (2024), who reported differential effects for low beta (13-19 Hz) and high beta (19-36 Hz) in a case report. The PCS patient with prominent apathy exhibited elevated high beta power but decreased low beta power compared to healthy co</text:span><text:span text:style-name="T392"><office:annotation office:name="51" xml:id="1422374283"><dc:creator>Janka Hauffe</dc:creator><dc:date>2025-03-05T16:55:00</dc:date><meta:creator-initials>JH</meta:creator-initials><text:p text:style-name="P393">These conflicting findings suggest heterogeneous beta activity alterations in PCS, possibly influenced by individual differences in symptoms or underlying neurophysiological mechanisms.<text:s/></text:p></office:annotation>ntrols</text:span><text:span text:style-name="CommentReference"><office:annotation-end office:name="51"/></text:span><text:span text:style-name="T394">.</text:span></text:p>
      <text:p text:style-name="P395"><text:span text:style-name="T396">EEG findings conclusion.<text:s/></text:span><text:span text:style-name="T397">Those EEG findings discussed above are mainly based on subjective perceived cognitive impairment rather than objective measures of impairment. To illustrate this, the findings of Ortelli et al. (2023) provide relevant insights. The PCS group had a significantly lower<text:s/></text:span><text:span text:style-name="T398"><office:annotation office:name="52" xml:id="1195721937"><dc:creator>Janka Hauffe</dc:creator><dc:date>2025-03-05T16:56:00</dc:date><meta:creator-initials>JH</meta:creator-initials><text:p text:style-name="P399">Think I need to introduce MoCA here as I didn‘t do it before</text:p></office:annotation>MoCA<text:s/></text:span><text:span text:style-name="CommentReference"><office:annotation-end office:name="52"/></text:span><text:span text:style-name="T400">score and higher fatigue score (assessed with the self-evaluation scale measuring perceived fatigue (FSS)), than the control group. However, the<text:s/></text:span><text:soft-page-break/><text:span text:style-name="T401">global cognitive score assessed with the MoCA was still considered normal, implying that, overall, PCS patients did not have clinically significant cognitive impairment.<text:s/></text:span></text:p>
      <text:p text:style-name="P402"><text:tab/>Notably, there was no differentiation possible between EEG patterns associated with cognitive impairment and those related to fatigue. This raises an interesting opportunity to examine beta and delta power during resting state in two groups defined solely by objective cognitive measures, allowing for a clearer understanding of the relationship between EEG patterns and cognitive functioning in patients with PCS. This approach would allow potential abnormalities in EEG to be more directly linked to objective cognitive impairment rather than subjective cognitive impairment, which might be influenced by psychological factors, such as fatigue.<text:s/></text:p>
      <text:p text:style-name="P403"/>
      <text:p text:style-name="P404"><text:span text:style-name="T405"><office:annotation office:name="53" xml:id="1146937485"><dc:creator>Janka Hauffe</dc:creator><dc:date>2025-03-05T15:21:00</dc:date><meta:creator-initials>JH</meta:creator-initials><text:p text:style-name="P406">Delete?</text:p></office:annotation><office:annotation office:name="54" xml:id="150308040"><dc:creator>Janka Hauffe</dc:creator><dc:date>2025-03-05T16:58:00</dc:date><meta:creator-initials>JH</meta:creator-initials><text:p text:style-name="P407">Or maybe somehow here</text:p></office:annotation>Understanding these dynamics is crucial for developing effective and personalized rehabilitation programs that aim to improve individuals’ perceived cognitive function and assist in their recovery.<text:s/></text:span><text:span text:style-name="CommentReference"><office:annotation-end office:name="53"/></text:span><text:span text:style-name="CommentReference"><office:annotation-end office:name="54"/></text:span></text:p>
      <text:p text:style-name="P408"/>
      <text:p text:style-name="P409">Aim of study</text:p>
      <text:p text:style-name="P410"><text:span text:style-name="T411">The study aims to explore the differences among groups that differ significantly in their objective cognitive performance levels following SARS-CoV-2 infection. This investigation is crucial given the widespread cognitive impairments reported in individuals with PCS and their profound impact on everyday functioning and quality of life. Due to the inconsistent findings in EEG patterns in beta and delta power in patients with PCS, but also in patients with MCI, there is a need for further investigation of this aspect. Specifically, the research will address the following research question:<text:s/></text:span><text:span text:style-name="T412">How do individuals with different cognitive performance levels differ in their self-reported limitations after SARS-CoV-2 infection, their well-being, and their resting state neural activity?</text:span></text:p>
      <text:p text:style-name="P413"/>
      <text:p text:style-name="P414">By examining the correlations between objective cognitive assessments and self-reported cognitive impairments, as well as the influence of psychological factors, this study aims to provide insights into the complex relationship between cognitive functioning and psychological health in individuals with, and without PCS.<text:s/></text:p>
      <text:p text:style-name="P415"><text:span text:style-name="T416"><text:line-break/></text:span><text:span text:style-name="T417"><office:annotation office:name="55" xml:id="538960264"><dc:creator>Janka Hauffe</dc:creator><dc:date>2025-03-05T17:16:00</dc:date><meta:creator-initials>JH</meta:creator-initials><text:p text:style-name="P418">Not happy yet</text:p></office:annotation>Hypotheses</text:span><text:span text:style-name="CommentReference"><office:annotation-end office:name="55"/></text:span></text:p>
      <text:p text:style-name="P419"><text:span text:style-name="T420"><office:annotation office:name="56" xml:id="1740398350"><dc:creator>Janka Hauffe</dc:creator><dc:date>2025-01-09T12:37:00</dc:date><meta:creator-initials>JH</meta:creator-initials><text:p text:style-name="P421">Setzen wir voraus, keine Hypothese</text:p></office:annotation>Following SARS-CoV-2 infection, two distinct groups of individuals will be identified based on objective cognitive assessments, showing significant differences in performance levels<text:s/></text:span><text:soft-page-break/><text:span text:style-name="T422">between the groups. Suggesting, that one group performs significantly better or worse than the other group</text:span><text:span text:style-name="CommentReference"><office:annotation-end office:name="56"/></text:span><text:span text:style-name="T423">.<text:s/></text:span></text:p>
      <text:p text:style-name="P424"/>
      <text:list text:style-name="LFO1" text:continue-numbering="true">
        <text:list-item>
          <text:p text:style-name="P425"><text:span text:style-name="T426">Individuals with objectively assessed lower cognitive performance will report higher levels of self-reported cognitive limitations compared to the group that performed better.<text:s/></text:span></text:p>
        </text:list-item>
        <text:list-item>
          <text:p text:style-name="P427"><text:span text:style-name="T428">Individuals, that have self-reported cognitive impairment, but were not recognized as low performers in objective cognitive assessment may have<text:s/></text:span><text:span text:style-name="T429"><office:annotation office:name="57" xml:id="126409595"><dc:creator>Janka Hauffe</dc:creator><dc:date>2025-03-05T17:12:00</dc:date><meta:creator-initials>JH</meta:creator-initials><text:p text:style-name="P430">Or for each one own hypothesis?<text:s/></text:p></office:annotation><office:annotation office:name="58" xml:id="260435928"><dc:creator>Janka Hauffe</dc:creator><dc:date>2025-03-05T17:12:00</dc:date><meta:creator-initials>JH</meta:creator-initials><text:p text:style-name="P431">Or maybe just for fatigue as that symptom is very common?</text:p></office:annotation>higher fatigue, anxiety, and depression scores<text:s/></text:span><text:span text:style-name="CommentReference"><office:annotation-end office:name="57"/></text:span><text:span text:style-name="CommentReference"><office:annotation-end office:name="58"/></text:span><text:span text:style-name="T432">than all other individuals.<text:s/></text:span></text:p>
        </text:list-item>
        <text:list-item>
          <text:p text:style-name="P433"><text:span text:style-name="T434">Concerning the delta frequency:</text:span></text:p>
        </text:list-item>
      </text:list>
      <text:list text:style-name="LFO2" text:continue-numbering="true">
        <text:list-item>
          <text:p text:style-name="P435"><text:span text:style-name="T436">A decreased delta power, in patients with objective cognitive lower performance compared to the better performers is expected,<text:s/></text:span><text:span text:style-name="T437"><office:annotation office:name="59" xml:id="1890790896"><dc:creator>Janka Hauffe</dc:creator><dc:date>2025-03-05T17:14:00</dc:date><meta:creator-initials>JH</meta:creator-initials><text:p text:style-name="P438">Delete?</text:p></office:annotation>suggesting, that abnormal delta power is correlated to cognitive impairment</text:span><text:span text:style-name="CommentReference"><office:annotation-end office:name="59"/></text:span><text:span text:style-name="T439">.</text:span></text:p>
        </text:list-item>
        <text:list-item>
          <text:p text:style-name="P440"><text:span text:style-name="T441">However, abnormal delta power may also be related to fatigue, suggesting that decreased delta power could be observed in patients with SCD who do not exhibit lower objective cognitive performance. This would imply that their perceived cognitive limitations might be a symptom of fatigue rather than actual cognitive deficits.</text:span></text:p>
        </text:list-item>
      </text:list>
      <text:list text:style-name="LFO1" text:continue-numbering="true">
        <text:list-item>
          <text:p text:style-name="P442"><text:span text:style-name="T443">Concerning the beta frequency</text:span></text:p>
        </text:list-item>
      </text:list>
      <text:list text:style-name="LFO3" text:continue-numbering="true">
        <text:list-item>
          <text:p text:style-name="P444"><text:span text:style-name="T445">An increase, in patients with objective lower performance compared to the better performers is expected,<text:s/></text:span><text:span text:style-name="T446"><office:annotation office:name="60" xml:id="1380887701"><dc:creator>Janka Hauffe</dc:creator><dc:date>2025-03-05T17:15:00</dc:date><meta:creator-initials>JH</meta:creator-initials><text:p text:style-name="P447">Delete?</text:p></office:annotation>suggesting, that abnormal beta power is correlated to cognitive impairment</text:span><text:span text:style-name="CommentReference"><office:annotation-end office:name="60"/></text:span><text:span text:style-name="T448">.</text:span></text:p>
        </text:list-item>
        <text:list-item>
          <text:p text:style-name="P449"><text:span text:style-name="T450">However, abnormal beta power may be (as delta power) also related to fatigue, suggesting that increased beta power could be observed in patients with subjective cognitive impairment who do not exhibit lower objective cognitive performance.</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Absatz-Standardschriftart" style:display-name="Absatz-Standardschriftart" style:family="text"/>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style:vertical-align="baseline"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Times New Roman" style:letter-kerning="true" fo:font-size="10pt" style:font-size-asian="10pt" style:font-size-complex="10pt"/>
    </style:style>
    <style:style style:name="CommentSubject" style:display-name="Comment Subject" style:family="paragraph" style:parent-style-name="CommentText" style:next-style-name="CommentText">
      <style:paragraph-properties style:vertical-align="auto"/>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StandardWeb" style:display-name="Standard (Web)" style:family="paragraph" style:parent-style-name="Normal">
      <style:paragraph-properties fo:text-align="start" style:vertical-align="baseline"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cf01" style:display-name="cf01" style:family="text" style:parent-style-name="DefaultParagraphFont">
      <style:text-properties style:font-name="Segoe UI" style:font-name-complex="Segoe UI" fo:font-size="9pt" style:font-size-asian="9pt" style:font-size-complex="9pt"/>
    </style:style>
    <style:style style:name="Standard" style:display-name="Standard" style:family="paragraph">
      <style:paragraph-properties style:vertical-align="baseline"/>
      <style:text-properties fo:hyphenate="false"/>
    </style:style>
    <style:style style:name="Emphasis" style:display-name="Emphasis" style:family="text" style:parent-style-name="DefaultParagraphFont">
      <style:text-properties fo:font-style="italic" style:font-style-asian="italic" style:font-style-complex="italic"/>
    </style:style>
    <style:style style:name="CommentTextChar1" style:display-name="Comment Text Char1" style:family="text" style:parent-style-name="DefaultParagraphFont">
      <style:text-properties fo:font-size="10pt" style:font-size-asian="10pt" style:font-size-complex="10pt"/>
    </style:style>
    <style:style style:name="StandardChar" style:display-name="Standard Char" style:family="text" style:parent-style-name="DefaultParagraphFont"/>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Times New Roman" fo:font-size="12pt" style:font-size-asian="12pt"/>
    </style:style>
    <style:style style:name="WW_CharLFO2LVL1" style:family="text">
      <style:text-properties style:font-name="Times New Roman" fo:font-size="12pt" style:font-size-asian="12pt"/>
    </style:style>
    <style:style style:name="WW_CharLFO3LVL1" style:family="text">
      <style:text-properties style:font-name="Times New Roman" fo:font-size="12pt" style:font-size-asian="12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text:style-name="WW_CharLFO1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number text:level="1" text:style-name="WW_CharLFO3LVL1"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5-03-03T16:45:00Z</meta:creation-date>
    <dc:date>2025-03-05T19:09:00Z</dc:date>
    <meta:print-date>2025-02-28T07:59:00Z</meta:print-date>
    <meta:template xlink:href="Normal.dotm" xlink:type="simple"/>
    <meta:editing-cycles>14</meta:editing-cycles>
    <meta:editing-duration>PT0S</meta:editing-duration>
    <meta:document-statistic meta:page-count="14" meta:paragraph-count="70" meta:word-count="4870" meta:character-count="35484" meta:row-count="255" meta:non-whitespace-character-count="30684"/>
  </office:meta>
</office:document-meta>
</file>